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4pt"/>
    </style:style>
    <style:style style:name="co2" style:family="table-column">
      <style:table-column-properties fo:break-before="auto" style:column-width="78.46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os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float" office:value="3802653" calcext:value-type="float">
            <text:p>38026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63097" calcext:value-type="float">
            <text:p>33630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88708" calcext:value-type="float">
            <text:p>60887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51079" calcext:value-type="float">
            <text:p>61510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04805" calcext:value-type="float">
            <text:p>840480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213198" calcext:value-type="float">
            <text:p>521319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293067" calcext:value-type="float">
            <text:p>529306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7602994" calcext:value-type="float">
            <text:p>760299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7497047" calcext:value-type="float">
            <text:p>749704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19956" calcext:value-type="float">
            <text:p>21995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66913" calcext:value-type="float">
            <text:p>66691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164650" calcext:value-type="float">
            <text:p>316465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775072" calcext:value-type="float">
            <text:p>377507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5601743" calcext:value-type="float">
            <text:p>560174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686331" calcext:value-type="float">
            <text:p>668633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055184" calcext:value-type="float">
            <text:p>705518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842550" calcext:value-type="float">
            <text:p>784255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6144896" calcext:value-type="float">
            <text:p>614489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583074" calcext:value-type="float">
            <text:p>258307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32126" calcext:value-type="float">
            <text:p>40321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93597" calcext:value-type="float">
            <text:p>429359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063867" calcext:value-type="float">
            <text:p>606386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280665" calcext:value-type="float">
            <text:p>728066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479725" calcext:value-type="float">
            <text:p>747972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533100" calcext:value-type="float">
            <text:p>7533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948411" calcext:value-type="float">
            <text:p>794841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583341" calcext:value-type="float">
            <text:p>758334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154052" calcext:value-type="float">
            <text:p>815405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743256" calcext:value-type="float">
            <text:p>674325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8205862" calcext:value-type="float">
            <text:p>820586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793787" calcext:value-type="float">
            <text:p>479378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7725279" calcext:value-type="float">
            <text:p>772527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8222232" calcext:value-type="float">
            <text:p>822223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70390" calcext:value-type="float">
            <text:p>37039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178371" calcext:value-type="float">
            <text:p>117837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27029" calcext:value-type="float">
            <text:p>452702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98026" calcext:value-type="float">
            <text:p>459802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710583" calcext:value-type="float">
            <text:p>471058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854357" calcext:value-type="float">
            <text:p>685435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185881" calcext:value-type="float">
            <text:p>718588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420789" calcext:value-type="float">
            <text:p>742078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541800" calcext:value-type="float">
            <text:p>85418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564330" calcext:value-type="float">
            <text:p>856433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645254" calcext:value-type="float">
            <text:p>864525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522296" calcext:value-type="float">
            <text:p>752229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91248" calcext:value-type="float">
            <text:p>59124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184692" calcext:value-type="float">
            <text:p>518469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796929" calcext:value-type="float">
            <text:p>579692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449549" calcext:value-type="float">
            <text:p>644954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634067" calcext:value-type="float">
            <text:p>763406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94462" calcext:value-type="float">
            <text:p>39446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550670" calcext:value-type="float">
            <text:p>555067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878993" calcext:value-type="float">
            <text:p>587899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7086825" calcext:value-type="float">
            <text:p>708682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7252607" calcext:value-type="float">
            <text:p>725260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7964336" calcext:value-type="float">
            <text:p>796433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41207" calcext:value-type="float">
            <text:p>34120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4515" calcext:value-type="float">
            <text:p>50451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391215" calcext:value-type="float">
            <text:p>139121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936861" calcext:value-type="float">
            <text:p>193686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812195" calcext:value-type="float">
            <text:p>281219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75220" calcext:value-type="float">
            <text:p>357522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839678" calcext:value-type="float">
            <text:p>383967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946215" calcext:value-type="float">
            <text:p>394621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532031" calcext:value-type="float">
            <text:p>453203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556374" calcext:value-type="float">
            <text:p>455637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671628" calcext:value-type="float">
            <text:p>467162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849808" calcext:value-type="float">
            <text:p>48498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40534" calcext:value-type="float">
            <text:p>504053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344465" calcext:value-type="float">
            <text:p>534446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824015" calcext:value-type="float">
            <text:p>582401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142396" calcext:value-type="float">
            <text:p>614239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689168" calcext:value-type="float">
            <text:p>668916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749343" calcext:value-type="float">
            <text:p>674934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050397" calcext:value-type="float">
            <text:p>705039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129785" calcext:value-type="float">
            <text:p>712978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245413" calcext:value-type="float">
            <text:p>724541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351514" calcext:value-type="float">
            <text:p>735151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441144" calcext:value-type="float">
            <text:p>744114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768541" calcext:value-type="float">
            <text:p>776854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776758" calcext:value-type="float">
            <text:p>777675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127009" calcext:value-type="float">
            <text:p>812700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205283" calcext:value-type="float">
            <text:p>820528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205747" calcext:value-type="float">
            <text:p>820574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210765" calcext:value-type="float">
            <text:p>821076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307136" calcext:value-type="float">
            <text:p>830713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337048" calcext:value-type="float">
            <text:p>833704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473851" calcext:value-type="float">
            <text:p>847385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552338" calcext:value-type="float">
            <text:p>855233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311675" calcext:value-type="float">
            <text:p>331167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8207426" calcext:value-type="float">
            <text:p>820742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8207507" calcext:value-type="float">
            <text:p>820750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8469735" calcext:value-type="float">
            <text:p>846973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892490" calcext:value-type="float">
            <text:p>489249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6603827" calcext:value-type="float">
            <text:p>660382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7115943" calcext:value-type="float">
            <text:p>7115943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7880828" calcext:value-type="float">
            <text:p>788082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735970" calcext:value-type="float">
            <text:p>73597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391492" calcext:value-type="float">
            <text:p>139149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668313" calcext:value-type="float">
            <text:p>166831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765014" calcext:value-type="float">
            <text:p>376501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860211" calcext:value-type="float">
            <text:p>386021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539410" calcext:value-type="float">
            <text:p>453941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552675" calcext:value-type="float">
            <text:p>455267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681859" calcext:value-type="float">
            <text:p>468185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930860" calcext:value-type="float">
            <text:p>493086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46171" calcext:value-type="float">
            <text:p>554617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702292" calcext:value-type="float">
            <text:p>570229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513924" calcext:value-type="float">
            <text:p>651392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7708844" calcext:value-type="float">
            <text:p>770884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7763582" calcext:value-type="float">
            <text:p>776358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7789024" calcext:value-type="float">
            <text:p>778902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7816081" calcext:value-type="float">
            <text:p>781608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064505" calcext:value-type="float">
            <text:p>806450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153052" calcext:value-type="float">
            <text:p>815305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192504" calcext:value-type="float">
            <text:p>819250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206008" calcext:value-type="float">
            <text:p>820600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1796" calcext:value-type="float">
            <text:p>3179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00067" calcext:value-type="float">
            <text:p>40006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839265" calcext:value-type="float">
            <text:p>83926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2442118" calcext:value-type="float">
            <text:p>244211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7290554" calcext:value-type="float">
            <text:p>729055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7515325" calcext:value-type="float">
            <text:p>751532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7534079" calcext:value-type="float">
            <text:p>753407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484747" calcext:value-type="float">
            <text:p>4484747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753446" calcext:value-type="float">
            <text:p>75344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771309" calcext:value-type="float">
            <text:p>77130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303754" calcext:value-type="float">
            <text:p>330375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827568" calcext:value-type="float">
            <text:p>382756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8076561" calcext:value-type="float">
            <text:p>807656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8076929" calcext:value-type="float">
            <text:p>807692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8303748" calcext:value-type="float">
            <text:p>830374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33808" calcext:value-type="float">
            <text:p>33380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389896" calcext:value-type="float">
            <text:p>3389896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759239" calcext:value-type="float">
            <text:p>3759239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962875" calcext:value-type="float">
            <text:p>396287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431210" calcext:value-type="float">
            <text:p>443121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503393" calcext:value-type="float">
            <text:p>450339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593783" calcext:value-type="float">
            <text:p>559378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92951" calcext:value-type="float">
            <text:p>609295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93004" calcext:value-type="float">
            <text:p>609300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812982" calcext:value-type="float">
            <text:p>681298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388884" calcext:value-type="float">
            <text:p>738888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675159" calcext:value-type="float">
            <text:p>7675159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680053" calcext:value-type="float">
            <text:p>768005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692933" calcext:value-type="float">
            <text:p>769293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909032" calcext:value-type="float">
            <text:p>790903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8392534" calcext:value-type="float">
            <text:p>839253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8469464" calcext:value-type="float">
            <text:p>846946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7546" calcext:value-type="float">
            <text:p>2754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7521" calcext:value-type="float">
            <text:p>4752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25979" calcext:value-type="float">
            <text:p>22597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510876" calcext:value-type="float">
            <text:p>151087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591827" calcext:value-type="float">
            <text:p>159182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850260" calcext:value-type="float">
            <text:p>185026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884045" calcext:value-type="float">
            <text:p>188404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412990" calcext:value-type="float">
            <text:p>341299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015972" calcext:value-type="float">
            <text:p>401597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065322" calcext:value-type="float">
            <text:p>406532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604023" calcext:value-type="float">
            <text:p>460402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699492" calcext:value-type="float">
            <text:p>469949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146447" calcext:value-type="float">
            <text:p>514644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146451" calcext:value-type="float">
            <text:p>514645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146580" calcext:value-type="float">
            <text:p>51465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862871" calcext:value-type="float">
            <text:p>586287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891012" calcext:value-type="float">
            <text:p>589101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928806" calcext:value-type="float">
            <text:p>592880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969914" calcext:value-type="float">
            <text:p>596991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50311" calcext:value-type="float">
            <text:p>605031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92887" calcext:value-type="float">
            <text:p>609288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476613" calcext:value-type="float">
            <text:p>647661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502550" calcext:value-type="float">
            <text:p>650255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660571" calcext:value-type="float">
            <text:p>666057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761345" calcext:value-type="float">
            <text:p>676134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862594" calcext:value-type="float">
            <text:p>686259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052847" calcext:value-type="float">
            <text:p>705284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074932" calcext:value-type="float">
            <text:p>707493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246327" calcext:value-type="float">
            <text:p>724632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528746" calcext:value-type="float">
            <text:p>752874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871576" calcext:value-type="float">
            <text:p>787157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69232" calcext:value-type="float">
            <text:p>806923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180340" calcext:value-type="float">
            <text:p>818034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205639" calcext:value-type="float">
            <text:p>820563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326439" calcext:value-type="float">
            <text:p>832643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342864" calcext:value-type="float">
            <text:p>834286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422253" calcext:value-type="float">
            <text:p>84222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663720" calcext:value-type="float">
            <text:p>866372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680966" calcext:value-type="float">
            <text:p>868096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749196" calcext:value-type="float">
            <text:p>674919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7052171" calcext:value-type="float">
            <text:p>705217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72811" calcext:value-type="float">
            <text:p>7281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520701" calcext:value-type="float">
            <text:p>152070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810172" calcext:value-type="float">
            <text:p>181017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201575" calcext:value-type="float">
            <text:p>720157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96435" calcext:value-type="float">
            <text:p>79643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584362" calcext:value-type="float">
            <text:p>1584362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415434" calcext:value-type="float">
            <text:p>341543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494419" calcext:value-type="float">
            <text:p>449441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344639" calcext:value-type="float">
            <text:p>334463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7691" calcext:value-type="float">
            <text:p>7769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05894" calcext:value-type="float">
            <text:p>20589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26555" calcext:value-type="float">
            <text:p>82655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179399" calcext:value-type="float">
            <text:p>117939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079649" calcext:value-type="float">
            <text:p>207964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227959" calcext:value-type="float">
            <text:p>222795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754149" calcext:value-type="float">
            <text:p>275414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193484" calcext:value-type="float">
            <text:p>319348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303860" calcext:value-type="float">
            <text:p>33038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420221" calcext:value-type="float">
            <text:p>342022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628320" calcext:value-type="float">
            <text:p>36283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688776" calcext:value-type="float">
            <text:p>368877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868087" calcext:value-type="float">
            <text:p>386808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532489" calcext:value-type="float">
            <text:p>453248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670285" calcext:value-type="float">
            <text:p>467028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737304" calcext:value-type="float">
            <text:p>473730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792901" calcext:value-type="float">
            <text:p>479290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021859" calcext:value-type="float">
            <text:p>502185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085125" calcext:value-type="float">
            <text:p>508512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470315" calcext:value-type="float">
            <text:p>547031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525486" calcext:value-type="float">
            <text:p>552548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546594" calcext:value-type="float">
            <text:p>554659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729845" calcext:value-type="float">
            <text:p>572984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940866" calcext:value-type="float">
            <text:p>594086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951665" calcext:value-type="float">
            <text:p>595166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248970" calcext:value-type="float">
            <text:p>624897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391260" calcext:value-type="float">
            <text:p>639126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425318" calcext:value-type="float">
            <text:p>642531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11126" calcext:value-type="float">
            <text:p>661112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61480" calcext:value-type="float">
            <text:p>666148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93305" calcext:value-type="float">
            <text:p>669330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709682" calcext:value-type="float">
            <text:p>670968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716295" calcext:value-type="float">
            <text:p>671629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780313" calcext:value-type="float">
            <text:p>678031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939923" calcext:value-type="float">
            <text:p>693992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419691" calcext:value-type="float">
            <text:p>741969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476671" calcext:value-type="float">
            <text:p>747667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476936" calcext:value-type="float">
            <text:p>747693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634871" calcext:value-type="float">
            <text:p>763487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841421" calcext:value-type="float">
            <text:p>784142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858329" calcext:value-type="float">
            <text:p>785832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237274" calcext:value-type="float">
            <text:p>823727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268591" calcext:value-type="float">
            <text:p>826859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277917" calcext:value-type="float">
            <text:p>827791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392367" calcext:value-type="float">
            <text:p>839236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392471" calcext:value-type="float">
            <text:p>839247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484580" calcext:value-type="float">
            <text:p>848458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588906" calcext:value-type="float">
            <text:p>858890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8626752" calcext:value-type="float">
            <text:p>862675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321422" calcext:value-type="float">
            <text:p>132142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4460532" calcext:value-type="float">
            <text:p>446053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25634" calcext:value-type="float">
            <text:p>6725634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8083905" calcext:value-type="float">
            <text:p>808390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8088370" calcext:value-type="float">
            <text:p>808837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728238" calcext:value-type="float">
            <text:p>72823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633079" calcext:value-type="float">
            <text:p>263307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484798" calcext:value-type="float">
            <text:p>448479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33545" calcext:value-type="float">
            <text:p>6933545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7357784" calcext:value-type="float">
            <text:p>7357784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7630953" calcext:value-type="float">
            <text:p>7630953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20676" calcext:value-type="float">
            <text:p>22067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02975" calcext:value-type="float">
            <text:p>60297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278704" calcext:value-type="float">
            <text:p>2278704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2931165" calcext:value-type="float">
            <text:p>293116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3250739" calcext:value-type="float">
            <text:p>3250739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5030871" calcext:value-type="float">
            <text:p>503087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5832127" calcext:value-type="float">
            <text:p>583212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5862806" calcext:value-type="float">
            <text:p>586280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449928" calcext:value-type="float">
            <text:p>644992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703483" calcext:value-type="float">
            <text:p>670348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813061" calcext:value-type="float">
            <text:p>681306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437665" calcext:value-type="float">
            <text:p>743766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454966" calcext:value-type="float">
            <text:p>745496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562235" calcext:value-type="float">
            <text:p>756223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772806" calcext:value-type="float">
            <text:p>777280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853274" calcext:value-type="float">
            <text:p>7853274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8481291" calcext:value-type="float">
            <text:p>848129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8625159" calcext:value-type="float">
            <text:p>8625159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6006" calcext:value-type="float">
            <text:p>17600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9244" calcext:value-type="float">
            <text:p>17924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9245" calcext:value-type="float">
            <text:p>17924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90170" calcext:value-type="float">
            <text:p>19017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13086" calcext:value-type="float">
            <text:p>2130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25834" calcext:value-type="float">
            <text:p>22583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161210" calcext:value-type="float">
            <text:p>11612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173306" calcext:value-type="float">
            <text:p>117330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301500" calcext:value-type="float">
            <text:p>13015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02491" calcext:value-type="float">
            <text:p>160249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34910" calcext:value-type="float">
            <text:p>16349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00797" calcext:value-type="float">
            <text:p>200079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14882" calcext:value-type="float">
            <text:p>201488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063289" calcext:value-type="float">
            <text:p>206328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634361" calcext:value-type="float">
            <text:p>263436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884903" calcext:value-type="float">
            <text:p>288490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052935" calcext:value-type="float">
            <text:p>305293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094942" calcext:value-type="float">
            <text:p>309494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110636" calcext:value-type="float">
            <text:p>311063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50847" calcext:value-type="float">
            <text:p>325084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94775" calcext:value-type="float">
            <text:p>329477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606396" calcext:value-type="float">
            <text:p>360639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916729" calcext:value-type="float">
            <text:p>391672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917027" calcext:value-type="float">
            <text:p>391702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080000" calcext:value-type="float">
            <text:p>40800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331214" calcext:value-type="float">
            <text:p>433121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428586" calcext:value-type="float">
            <text:p>44285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452800" calcext:value-type="float">
            <text:p>44528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048406" calcext:value-type="float">
            <text:p>504840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049582" calcext:value-type="float">
            <text:p>504958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056614" calcext:value-type="float">
            <text:p>605661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158007" calcext:value-type="float">
            <text:p>615800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314998" calcext:value-type="float">
            <text:p>631499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323228" calcext:value-type="float">
            <text:p>632322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521607" calcext:value-type="float">
            <text:p>652160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6990904" calcext:value-type="float">
            <text:p>699090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200137" calcext:value-type="float">
            <text:p>720013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292184" calcext:value-type="float">
            <text:p>729218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461804" calcext:value-type="float">
            <text:p>746180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491183" calcext:value-type="float">
            <text:p>749118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226982" calcext:value-type="float">
            <text:p>822698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319646" calcext:value-type="float">
            <text:p>831964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454567" calcext:value-type="float">
            <text:p>845456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47826" calcext:value-type="float">
            <text:p>44782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3889326" calcext:value-type="float">
            <text:p>388932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26706" calcext:value-type="float">
            <text:p>82670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544702" calcext:value-type="float">
            <text:p>1544702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3668038" calcext:value-type="float">
            <text:p>366803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005290" calcext:value-type="float">
            <text:p>600529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801288" calcext:value-type="float">
            <text:p>680128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965516" calcext:value-type="float">
            <text:p>696551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966297" calcext:value-type="float">
            <text:p>6966297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8419159" calcext:value-type="float">
            <text:p>841915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3992149" calcext:value-type="float">
            <text:p>399214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6992898" calcext:value-type="float">
            <text:p>699289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918592" calcext:value-type="float">
            <text:p>791859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637470" calcext:value-type="float">
            <text:p>63747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178106" calcext:value-type="float">
            <text:p>1178106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472481" calcext:value-type="float">
            <text:p>1472481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4177233" calcext:value-type="float">
            <text:p>417723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66288" calcext:value-type="float">
            <text:p>6628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64418" calcext:value-type="float">
            <text:p>16441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0438" calcext:value-type="float">
            <text:p>75043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16376" calcext:value-type="float">
            <text:p>10163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136972" calcext:value-type="float">
            <text:p>113697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403408" calcext:value-type="float">
            <text:p>14034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471308" calcext:value-type="float">
            <text:p>14713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471373" calcext:value-type="float">
            <text:p>147137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677807" calcext:value-type="float">
            <text:p>167780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861070" calcext:value-type="float">
            <text:p>186107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992020" calcext:value-type="float">
            <text:p>19920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373699" calcext:value-type="float">
            <text:p>237369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564918" calcext:value-type="float">
            <text:p>256491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698996" calcext:value-type="float">
            <text:p>269899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798787" calcext:value-type="float">
            <text:p>279878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843445" calcext:value-type="float">
            <text:p>284344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862120" calcext:value-type="float">
            <text:p>28621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984396" calcext:value-type="float">
            <text:p>298439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012529" calcext:value-type="float">
            <text:p>301252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075044" calcext:value-type="float">
            <text:p>307504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344322" calcext:value-type="float">
            <text:p>334432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601424" calcext:value-type="float">
            <text:p>360142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685188" calcext:value-type="float">
            <text:p>368518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876390" calcext:value-type="float">
            <text:p>387639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898015" calcext:value-type="float">
            <text:p>389801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987926" calcext:value-type="float">
            <text:p>398792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988018" calcext:value-type="float">
            <text:p>398801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025194" calcext:value-type="float">
            <text:p>402519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025791" calcext:value-type="float">
            <text:p>402579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085362" calcext:value-type="float">
            <text:p>408536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223387" calcext:value-type="float">
            <text:p>422338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431220" calcext:value-type="float">
            <text:p>44312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510711" calcext:value-type="float">
            <text:p>451071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514653" calcext:value-type="float">
            <text:p>451465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530670" calcext:value-type="float">
            <text:p>453067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532631" calcext:value-type="float">
            <text:p>453263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602399" calcext:value-type="float">
            <text:p>460239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828640" calcext:value-type="float">
            <text:p>482864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875342" calcext:value-type="float">
            <text:p>487534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966020" calcext:value-type="float">
            <text:p>49660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054601" calcext:value-type="float">
            <text:p>505460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307640" calcext:value-type="float">
            <text:p>530764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446995" calcext:value-type="float">
            <text:p>544699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25121" calcext:value-type="float">
            <text:p>552512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25338" calcext:value-type="float">
            <text:p>552533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25432" calcext:value-type="float">
            <text:p>552543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25556" calcext:value-type="float">
            <text:p>552555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25609" calcext:value-type="float">
            <text:p>552560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742556" calcext:value-type="float">
            <text:p>574255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872926" calcext:value-type="float">
            <text:p>587292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874408" calcext:value-type="float">
            <text:p>58744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927267" calcext:value-type="float">
            <text:p>592726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959740" calcext:value-type="float">
            <text:p>595974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979913" calcext:value-type="float">
            <text:p>597991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990896" calcext:value-type="float">
            <text:p>599089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991427" calcext:value-type="float">
            <text:p>599142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014302" calcext:value-type="float">
            <text:p>601430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014737" calcext:value-type="float">
            <text:p>601473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242681" calcext:value-type="float">
            <text:p>624268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364042" calcext:value-type="float">
            <text:p>636404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396320" calcext:value-type="float">
            <text:p>639632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465602" calcext:value-type="float">
            <text:p>646560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475045" calcext:value-type="float">
            <text:p>647504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489209" calcext:value-type="float">
            <text:p>648920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523777" calcext:value-type="float">
            <text:p>652377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575027" calcext:value-type="float">
            <text:p>657502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609053" calcext:value-type="float">
            <text:p>660905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626933" calcext:value-type="float">
            <text:p>662693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725762" calcext:value-type="float">
            <text:p>672576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725993" calcext:value-type="float">
            <text:p>672599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744206" calcext:value-type="float">
            <text:p>674420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780300" calcext:value-type="float">
            <text:p>678030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955976" calcext:value-type="float">
            <text:p>69559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958359" calcext:value-type="float">
            <text:p>695835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050433" calcext:value-type="float">
            <text:p>705043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132436" calcext:value-type="float">
            <text:p>713243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194897" calcext:value-type="float">
            <text:p>719489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225376" calcext:value-type="float">
            <text:p>72253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54801" calcext:value-type="float">
            <text:p>755480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60422" calcext:value-type="float">
            <text:p>756042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78756" calcext:value-type="float">
            <text:p>767875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93354" calcext:value-type="float">
            <text:p>769335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708436" calcext:value-type="float">
            <text:p>770843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845607" calcext:value-type="float">
            <text:p>784560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879708" calcext:value-type="float">
            <text:p>78797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900936" calcext:value-type="float">
            <text:p>790093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16696" calcext:value-type="float">
            <text:p>801669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131410" calcext:value-type="float">
            <text:p>813141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133752" calcext:value-type="float">
            <text:p>813375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194598" calcext:value-type="float">
            <text:p>819459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340599" calcext:value-type="float">
            <text:p>834059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391615" calcext:value-type="float">
            <text:p>839161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482847" calcext:value-type="float">
            <text:p>848284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566407" calcext:value-type="float">
            <text:p>856640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584081" calcext:value-type="float">
            <text:p>858408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629460" calcext:value-type="float">
            <text:p>862946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662258" calcext:value-type="float">
            <text:p>866225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687859" calcext:value-type="float">
            <text:p>868785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944976" calcext:value-type="float">
            <text:p>194497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6261296" calcext:value-type="float">
            <text:p>626129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868209" calcext:value-type="float">
            <text:p>786820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36960" calcext:value-type="float">
            <text:p>33696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801643" calcext:value-type="float">
            <text:p>5801643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476346" calcext:value-type="float">
            <text:p>747634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8408375" calcext:value-type="float">
            <text:p>840837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083261" calcext:value-type="float">
            <text:p>208326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3755609" calcext:value-type="float">
            <text:p>375560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6528506" calcext:value-type="float">
            <text:p>6528506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94693" calcext:value-type="float">
            <text:p>59469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71051" calcext:value-type="float">
            <text:p>871051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538096" calcext:value-type="float">
            <text:p>153809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638584" calcext:value-type="float">
            <text:p>163858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124467" calcext:value-type="float">
            <text:p>212446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473997" calcext:value-type="float">
            <text:p>247399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931870" calcext:value-type="float">
            <text:p>293187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057116" calcext:value-type="float">
            <text:p>305711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089505" calcext:value-type="float">
            <text:p>308950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643217" calcext:value-type="float">
            <text:p>364321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3749277" calcext:value-type="float">
            <text:p>374927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4586590" calcext:value-type="float">
            <text:p>458659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4695542" calcext:value-type="float">
            <text:p>469554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4967219" calcext:value-type="float">
            <text:p>4967219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904992" calcext:value-type="float">
            <text:p>590499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6390634" calcext:value-type="float">
            <text:p>639063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260066" calcext:value-type="float">
            <text:p>726006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277653" calcext:value-type="float">
            <text:p>727765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362715" calcext:value-type="float">
            <text:p>736271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651065" calcext:value-type="float">
            <text:p>765106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853046" calcext:value-type="float">
            <text:p>785304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54270" calcext:value-type="float">
            <text:p>795427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11545" calcext:value-type="float">
            <text:p>801154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14642" calcext:value-type="float">
            <text:p>801464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85270" calcext:value-type="float">
            <text:p>28527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95285" calcext:value-type="float">
            <text:p>29528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66361" calcext:value-type="float">
            <text:p>46636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49247" calcext:value-type="float">
            <text:p>74924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77860" calcext:value-type="float">
            <text:p>9778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75800" calcext:value-type="float">
            <text:p>1075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110769" calcext:value-type="float">
            <text:p>111076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112193" calcext:value-type="float">
            <text:p>111219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203014" calcext:value-type="float">
            <text:p>120301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433483" calcext:value-type="float">
            <text:p>143348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529321" calcext:value-type="float">
            <text:p>152932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584331" calcext:value-type="float">
            <text:p>158433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732804" calcext:value-type="float">
            <text:p>173280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885825" calcext:value-type="float">
            <text:p>188582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902160" calcext:value-type="float">
            <text:p>19021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392462" calcext:value-type="float">
            <text:p>239246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566433" calcext:value-type="float">
            <text:p>256643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794782" calcext:value-type="float">
            <text:p>27947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419711" calcext:value-type="float">
            <text:p>341971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448991" calcext:value-type="float">
            <text:p>344899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465433" calcext:value-type="float">
            <text:p>346543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678429" calcext:value-type="float">
            <text:p>367842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829426" calcext:value-type="float">
            <text:p>382942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112747" calcext:value-type="float">
            <text:p>411274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203335" calcext:value-type="float">
            <text:p>420333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262255" calcext:value-type="float">
            <text:p>426225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294835" calcext:value-type="float">
            <text:p>429483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241043" calcext:value-type="float">
            <text:p>524104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490734" calcext:value-type="float">
            <text:p>649073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645010" calcext:value-type="float">
            <text:p>66450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765855" calcext:value-type="float">
            <text:p>676585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823017" calcext:value-type="float">
            <text:p>682301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933035" calcext:value-type="float">
            <text:p>693303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006683" calcext:value-type="float">
            <text:p>700668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283351" calcext:value-type="float">
            <text:p>728335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319961" calcext:value-type="float">
            <text:p>731996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323567" calcext:value-type="float">
            <text:p>732356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706386" calcext:value-type="float">
            <text:p>770638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834063" calcext:value-type="float">
            <text:p>783406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52796" calcext:value-type="float">
            <text:p>815279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72671" calcext:value-type="float">
            <text:p>817267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02409" calcext:value-type="float">
            <text:p>820240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367382" calcext:value-type="float">
            <text:p>83673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473008" calcext:value-type="float">
            <text:p>847300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604825" calcext:value-type="float">
            <text:p>860482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673298" calcext:value-type="float">
            <text:p>867329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64306" calcext:value-type="float">
            <text:p>8064306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3060038" calcext:value-type="float">
            <text:p>306003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482338" calcext:value-type="float">
            <text:p>748233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693009" calcext:value-type="float">
            <text:p>7693009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178162" calcext:value-type="float">
            <text:p>117816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1524725" calcext:value-type="float">
            <text:p>152472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6019555" calcext:value-type="float">
            <text:p>601955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6676364" calcext:value-type="float">
            <text:p>667636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6870366" calcext:value-type="float">
            <text:p>6870366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682093" calcext:value-type="float">
            <text:p>68209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77903" calcext:value-type="float">
            <text:p>77790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48397" calcext:value-type="float">
            <text:p>104839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25494" calcext:value-type="float">
            <text:p>1525494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763542" calcext:value-type="float">
            <text:p>176354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881298" calcext:value-type="float">
            <text:p>1881298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885386" calcext:value-type="float">
            <text:p>188538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943299" calcext:value-type="float">
            <text:p>294329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978663" calcext:value-type="float">
            <text:p>297866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21446" calcext:value-type="float">
            <text:p>302144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629014" calcext:value-type="float">
            <text:p>3629014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677662" calcext:value-type="float">
            <text:p>367766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968797" calcext:value-type="float">
            <text:p>396879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4160585" calcext:value-type="float">
            <text:p>416058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4278873" calcext:value-type="float">
            <text:p>427887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5584915" calcext:value-type="float">
            <text:p>558491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5904732" calcext:value-type="float">
            <text:p>590473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5969869" calcext:value-type="float">
            <text:p>596986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6954861" calcext:value-type="float">
            <text:p>695486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005442" calcext:value-type="float">
            <text:p>700544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065610" calcext:value-type="float">
            <text:p>706561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067397" calcext:value-type="float">
            <text:p>706739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294565" calcext:value-type="float">
            <text:p>729456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332266" calcext:value-type="float">
            <text:p>733226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500822" calcext:value-type="float">
            <text:p>750082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511838" calcext:value-type="float">
            <text:p>7511838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742509" calcext:value-type="float">
            <text:p>774250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841193" calcext:value-type="float">
            <text:p>784119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226238" calcext:value-type="float">
            <text:p>8226238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239082" calcext:value-type="float">
            <text:p>823908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310653" calcext:value-type="float">
            <text:p>831065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310807" calcext:value-type="float">
            <text:p>831080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338792" calcext:value-type="float">
            <text:p>833879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38265" calcext:value-type="float">
            <text:p>853826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816963" calcext:value-type="float">
            <text:p>781696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2963419" calcext:value-type="float">
            <text:p>296341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5521378" calcext:value-type="float">
            <text:p>552137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6179374" calcext:value-type="float">
            <text:p>6179374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7301098" calcext:value-type="float">
            <text:p>730109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7743569" calcext:value-type="float">
            <text:p>774356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7929693" calcext:value-type="float">
            <text:p>7929693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294055" calcext:value-type="float">
            <text:p>829405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490356" calcext:value-type="float">
            <text:p>8490356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555187" calcext:value-type="float">
            <text:p>855518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973840" calcext:value-type="float">
            <text:p>97384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1374466" calcext:value-type="float">
            <text:p>137446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6240901" calcext:value-type="float">
            <text:p>624090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6613472" calcext:value-type="float">
            <text:p>661347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177129" calcext:value-type="float">
            <text:p>17712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96806" calcext:value-type="float">
            <text:p>19680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200265" calcext:value-type="float">
            <text:p>20026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232990" calcext:value-type="float">
            <text:p>23299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112067" calcext:value-type="float">
            <text:p>111206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494726" calcext:value-type="float">
            <text:p>149472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497879" calcext:value-type="float">
            <text:p>149787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3240187" calcext:value-type="float">
            <text:p>324018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3432035" calcext:value-type="float">
            <text:p>343203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4173285" calcext:value-type="float">
            <text:p>417328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4216208" calcext:value-type="float">
            <text:p>4216208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4868653" calcext:value-type="float">
            <text:p>486865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5592996" calcext:value-type="float">
            <text:p>559299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5784404" calcext:value-type="float">
            <text:p>578440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6090697" calcext:value-type="float">
            <text:p>609069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7741566" calcext:value-type="float">
            <text:p>774156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7921649" calcext:value-type="float">
            <text:p>792164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212160" calcext:value-type="float">
            <text:p>821216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252058" calcext:value-type="float">
            <text:p>8252058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254593" calcext:value-type="float">
            <text:p>825459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301926" calcext:value-type="float">
            <text:p>830192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339473" calcext:value-type="float">
            <text:p>833947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417742" calcext:value-type="float">
            <text:p>8417742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535515" calcext:value-type="float">
            <text:p>853551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539551" calcext:value-type="float">
            <text:p>8539551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60029" calcext:value-type="float">
            <text:p>6002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97727" calcext:value-type="float">
            <text:p>1977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93855" calcext:value-type="float">
            <text:p>59385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67325" calcext:value-type="float">
            <text:p>66732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64414" calcext:value-type="float">
            <text:p>76441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79929" calcext:value-type="float">
            <text:p>87992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41522" calcext:value-type="float">
            <text:p>114152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47871" calcext:value-type="float">
            <text:p>114787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472520" calcext:value-type="float">
            <text:p>14725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811937" calcext:value-type="float">
            <text:p>281193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3659917" calcext:value-type="float">
            <text:p>365991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025268" calcext:value-type="float">
            <text:p>402526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244110" calcext:value-type="float">
            <text:p>424411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287348" calcext:value-type="float">
            <text:p>428734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586681" calcext:value-type="float">
            <text:p>458668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765070" calcext:value-type="float">
            <text:p>47650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823089" calcext:value-type="float">
            <text:p>482308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4863108" calcext:value-type="float">
            <text:p>486310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182313" calcext:value-type="float">
            <text:p>518231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236868" calcext:value-type="float">
            <text:p>523686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320198" calcext:value-type="float">
            <text:p>532019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370684" calcext:value-type="float">
            <text:p>537068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5709447" calcext:value-type="float">
            <text:p>570944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059968" calcext:value-type="float">
            <text:p>605996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287797" calcext:value-type="float">
            <text:p>628779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834270" calcext:value-type="float">
            <text:p>683427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927063" calcext:value-type="float">
            <text:p>692706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958692" calcext:value-type="float">
            <text:p>695869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229372" calcext:value-type="float">
            <text:p>722937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293671" calcext:value-type="float">
            <text:p>729367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708253" calcext:value-type="float">
            <text:p>770825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854569" calcext:value-type="float">
            <text:p>785456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927765" calcext:value-type="float">
            <text:p>792776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09748" calcext:value-type="float">
            <text:p>800974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65282" calcext:value-type="float">
            <text:p>806528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72346" calcext:value-type="float">
            <text:p>8072346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112652" calcext:value-type="float">
            <text:p>811265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143904" calcext:value-type="float">
            <text:p>814390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249201" calcext:value-type="float">
            <text:p>824920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371203" calcext:value-type="float">
            <text:p>837120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378257" calcext:value-type="float">
            <text:p>837825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469841" calcext:value-type="float">
            <text:p>846984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497475" calcext:value-type="float">
            <text:p>849747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537786" calcext:value-type="float">
            <text:p>8537786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627123" calcext:value-type="float">
            <text:p>8627123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764624" calcext:value-type="float">
            <text:p>2764624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7823025" calcext:value-type="float">
            <text:p>782302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3693850" calcext:value-type="float">
            <text:p>369385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4249963" calcext:value-type="float">
            <text:p>424996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8292457" calcext:value-type="float">
            <text:p>8292457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3957602" calcext:value-type="float">
            <text:p>3957602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5882411" calcext:value-type="float">
            <text:p>588241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57156" calcext:value-type="float">
            <text:p>5715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10097" calcext:value-type="float">
            <text:p>21009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25224" calcext:value-type="float">
            <text:p>22522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451872" calcext:value-type="float">
            <text:p>45187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90109" calcext:value-type="float">
            <text:p>69010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94539" calcext:value-type="float">
            <text:p>89453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67184" calcext:value-type="float">
            <text:p>106718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97262" calcext:value-type="float">
            <text:p>109726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839549" calcext:value-type="float">
            <text:p>183954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828803" calcext:value-type="float">
            <text:p>282880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969548" calcext:value-type="float">
            <text:p>2969548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229255" calcext:value-type="float">
            <text:p>322925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897995" calcext:value-type="float">
            <text:p>389799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901439" calcext:value-type="float">
            <text:p>390143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4217237" calcext:value-type="float">
            <text:p>421723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4447990" calcext:value-type="float">
            <text:p>444799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4456987" calcext:value-type="float">
            <text:p>445698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5295491" calcext:value-type="float">
            <text:p>529549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5739048" calcext:value-type="float">
            <text:p>5739048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5892953" calcext:value-type="float">
            <text:p>589295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142209" calcext:value-type="float">
            <text:p>614220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277566" calcext:value-type="float">
            <text:p>627756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354030" calcext:value-type="float">
            <text:p>635403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373729" calcext:value-type="float">
            <text:p>637372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728819" calcext:value-type="float">
            <text:p>672881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159589" calcext:value-type="float">
            <text:p>715958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287822" calcext:value-type="float">
            <text:p>728782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679156" calcext:value-type="float">
            <text:p>767915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680519" calcext:value-type="float">
            <text:p>768051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730774" calcext:value-type="float">
            <text:p>773077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821163" calcext:value-type="float">
            <text:p>782116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934491" calcext:value-type="float">
            <text:p>793449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986820" calcext:value-type="float">
            <text:p>798682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034092" calcext:value-type="float">
            <text:p>803409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238078" calcext:value-type="float">
            <text:p>8238078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392652" calcext:value-type="float">
            <text:p>839265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483020" calcext:value-type="float">
            <text:p>848302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516029" calcext:value-type="float">
            <text:p>851602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521792" calcext:value-type="float">
            <text:p>852179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252289" calcext:value-type="float">
            <text:p>1252289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8328203" calcext:value-type="float">
            <text:p>832820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3601254" calcext:value-type="float">
            <text:p>3601254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5589714" calcext:value-type="float">
            <text:p>5589714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7984949" calcext:value-type="float">
            <text:p>798494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8212817" calcext:value-type="float">
            <text:p>8212817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69369" calcext:value-type="float">
            <text:p>6936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6742139" calcext:value-type="float">
            <text:p>674213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7246272" calcext:value-type="float">
            <text:p>7246272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7281884" calcext:value-type="float">
            <text:p>728188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453660" calcext:value-type="float">
            <text:p>45366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37449" calcext:value-type="float">
            <text:p>637449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34559" calcext:value-type="float">
            <text:p>734559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171578" calcext:value-type="float">
            <text:p>117157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695275" calcext:value-type="float">
            <text:p>169527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815326" calcext:value-type="float">
            <text:p>181532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043261" calcext:value-type="float">
            <text:p>204326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135075" calcext:value-type="float">
            <text:p>213507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441095" calcext:value-type="float">
            <text:p>244109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660908" calcext:value-type="float">
            <text:p>266090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776143" calcext:value-type="float">
            <text:p>277614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943893" calcext:value-type="float">
            <text:p>294389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992208" calcext:value-type="float">
            <text:p>399220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351970" calcext:value-type="float">
            <text:p>435197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359160" calcext:value-type="float">
            <text:p>435916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607307" calcext:value-type="float">
            <text:p>4607307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787213" calcext:value-type="float">
            <text:p>478721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837659" calcext:value-type="float">
            <text:p>4837659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5364137" calcext:value-type="float">
            <text:p>5364137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041988" calcext:value-type="float">
            <text:p>604198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069883" calcext:value-type="float">
            <text:p>606988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350149" calcext:value-type="float">
            <text:p>6350149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705513" calcext:value-type="float">
            <text:p>670551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742905" calcext:value-type="float">
            <text:p>674290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764572" calcext:value-type="float">
            <text:p>6764572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034390" calcext:value-type="float">
            <text:p>703439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142392" calcext:value-type="float">
            <text:p>7142392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632130" calcext:value-type="float">
            <text:p>763213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948546" calcext:value-type="float">
            <text:p>794854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7988755" calcext:value-type="float">
            <text:p>798875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153848" calcext:value-type="float">
            <text:p>815384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172380" calcext:value-type="float">
            <text:p>817238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190228" calcext:value-type="float">
            <text:p>819022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228903" calcext:value-type="float">
            <text:p>822890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238311" calcext:value-type="float">
            <text:p>823831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238404" calcext:value-type="float">
            <text:p>8238404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239713" calcext:value-type="float">
            <text:p>823971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272350" calcext:value-type="float">
            <text:p>827235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310894" calcext:value-type="float">
            <text:p>8310894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400275" calcext:value-type="float">
            <text:p>840027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441187" calcext:value-type="float">
            <text:p>8441187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8442314" calcext:value-type="float">
            <text:p>8442314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21328" calcext:value-type="float">
            <text:p>32132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32853" calcext:value-type="float">
            <text:p>93285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969502" calcext:value-type="float">
            <text:p>96950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167221" calcext:value-type="float">
            <text:p>116722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454258" calcext:value-type="float">
            <text:p>145425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501801" calcext:value-type="float">
            <text:p>150180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821633" calcext:value-type="float">
            <text:p>182163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887507" calcext:value-type="float">
            <text:p>188750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918537" calcext:value-type="float">
            <text:p>191853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114274" calcext:value-type="float">
            <text:p>211427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223246" calcext:value-type="float">
            <text:p>222324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735475" calcext:value-type="float">
            <text:p>27354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003335" calcext:value-type="float">
            <text:p>300333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45704" calcext:value-type="float">
            <text:p>394570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75944" calcext:value-type="float">
            <text:p>397594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256894" calcext:value-type="float">
            <text:p>425689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315428" calcext:value-type="float">
            <text:p>431542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615251" calcext:value-type="float">
            <text:p>461525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729833" calcext:value-type="float">
            <text:p>472983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887325" calcext:value-type="float">
            <text:p>488732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03182" calcext:value-type="float">
            <text:p>500318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74924" calcext:value-type="float">
            <text:p>507492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075267" calcext:value-type="float">
            <text:p>507526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490946" calcext:value-type="float">
            <text:p>549094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593888" calcext:value-type="float">
            <text:p>559388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706985" calcext:value-type="float">
            <text:p>570698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724845" calcext:value-type="float">
            <text:p>572484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5916598" calcext:value-type="float">
            <text:p>591659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630346" calcext:value-type="float">
            <text:p>663034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644330" calcext:value-type="float">
            <text:p>66443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702963" calcext:value-type="float">
            <text:p>670296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763377" calcext:value-type="float">
            <text:p>676337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956835" calcext:value-type="float">
            <text:p>695683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958589" calcext:value-type="float">
            <text:p>695858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086372" calcext:value-type="float">
            <text:p>708637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178959" calcext:value-type="float">
            <text:p>717895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224317" calcext:value-type="float">
            <text:p>722431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275018" calcext:value-type="float">
            <text:p>727501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308811" calcext:value-type="float">
            <text:p>730881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395978" calcext:value-type="float">
            <text:p>739597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460789" calcext:value-type="float">
            <text:p>746078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509273" calcext:value-type="float">
            <text:p>750927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836038" calcext:value-type="float">
            <text:p>783603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843671" calcext:value-type="float">
            <text:p>784367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939312" calcext:value-type="float">
            <text:p>793931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7949859" calcext:value-type="float">
            <text:p>794985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161218" calcext:value-type="float">
            <text:p>816121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253083" calcext:value-type="float">
            <text:p>825308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255423" calcext:value-type="float">
            <text:p>825542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275122" calcext:value-type="float">
            <text:p>82751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319253" calcext:value-type="float">
            <text:p>831925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320775" calcext:value-type="float">
            <text:p>83207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377490" calcext:value-type="float">
            <text:p>837749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388481" calcext:value-type="float">
            <text:p>838848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495348" calcext:value-type="float">
            <text:p>849534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15356" calcext:value-type="float">
            <text:p>851535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39802" calcext:value-type="float">
            <text:p>853980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48176" calcext:value-type="float">
            <text:p>854817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76895" calcext:value-type="float">
            <text:p>857689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96566" calcext:value-type="float">
            <text:p>859656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647635" calcext:value-type="float">
            <text:p>864763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717173" calcext:value-type="float">
            <text:p>671717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7763783" calcext:value-type="float">
            <text:p>776378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7835480" calcext:value-type="float">
            <text:p>7835480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8457344" calcext:value-type="float">
            <text:p>8457344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843596" calcext:value-type="float">
            <text:p>284359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4687499" calcext:value-type="float">
            <text:p>4687499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8336388" calcext:value-type="float">
            <text:p>8336388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17498" calcext:value-type="float">
            <text:p>217498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732932" calcext:value-type="float">
            <text:p>73293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729015" calcext:value-type="float">
            <text:p>2729015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930663" calcext:value-type="float">
            <text:p>293066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3642313" calcext:value-type="float">
            <text:p>364231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3897963" calcext:value-type="float">
            <text:p>389796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314054" calcext:value-type="float">
            <text:p>431405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438351" calcext:value-type="float">
            <text:p>443835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483906" calcext:value-type="float">
            <text:p>4483906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820071" calcext:value-type="float">
            <text:p>482007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4856333" calcext:value-type="float">
            <text:p>485633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020055" calcext:value-type="float">
            <text:p>5020055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026613" calcext:value-type="float">
            <text:p>502661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726867" calcext:value-type="float">
            <text:p>5726867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870922" calcext:value-type="float">
            <text:p>587092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967421" calcext:value-type="float">
            <text:p>596742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6337106" calcext:value-type="float">
            <text:p>6337106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7113260" calcext:value-type="float">
            <text:p>711326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940928" calcext:value-type="float">
            <text:p>5940928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274008" calcext:value-type="float">
            <text:p>8274008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615156" calcext:value-type="float">
            <text:p>8615156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115394" calcext:value-type="float">
            <text:p>111539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445064" calcext:value-type="float">
            <text:p>144506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295530" calcext:value-type="float">
            <text:p>229553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615984" calcext:value-type="float">
            <text:p>761598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783953" calcext:value-type="float">
            <text:p>778395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4340110" calcext:value-type="float">
            <text:p>4340110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6238463" calcext:value-type="float">
            <text:p>623846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716245" calcext:value-type="float">
            <text:p>71624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23378" calcext:value-type="float">
            <text:p>92337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340290" calcext:value-type="float">
            <text:p>134029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803138" calcext:value-type="float">
            <text:p>180313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949996" calcext:value-type="float">
            <text:p>194999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423613" calcext:value-type="float">
            <text:p>242361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621242" calcext:value-type="float">
            <text:p>262124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707353" calcext:value-type="float">
            <text:p>270735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746855" calcext:value-type="float">
            <text:p>274685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769753" calcext:value-type="float">
            <text:p>276975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823378" calcext:value-type="float">
            <text:p>282337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916208" calcext:value-type="float">
            <text:p>291620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050565" calcext:value-type="float">
            <text:p>305056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198169" calcext:value-type="float">
            <text:p>319816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585343" calcext:value-type="float">
            <text:p>358534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585379" calcext:value-type="float">
            <text:p>358537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701108" calcext:value-type="float">
            <text:p>370110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802809" calcext:value-type="float">
            <text:p>380280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977877" calcext:value-type="float">
            <text:p>397787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054079" calcext:value-type="float">
            <text:p>405407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105417" calcext:value-type="float">
            <text:p>410541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283698" calcext:value-type="float">
            <text:p>428369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391562" calcext:value-type="float">
            <text:p>439156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483549" calcext:value-type="float">
            <text:p>448354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491597" calcext:value-type="float">
            <text:p>449159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555637" calcext:value-type="float">
            <text:p>455563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4644069" calcext:value-type="float">
            <text:p>464406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035090" calcext:value-type="float">
            <text:p>503509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735693" calcext:value-type="float">
            <text:p>573569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806428" calcext:value-type="float">
            <text:p>580642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134013" calcext:value-type="float">
            <text:p>613401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321156" calcext:value-type="float">
            <text:p>632115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355733" calcext:value-type="float">
            <text:p>635573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390139" calcext:value-type="float">
            <text:p>639013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480907" calcext:value-type="float">
            <text:p>648090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575654" calcext:value-type="float">
            <text:p>657565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956619" calcext:value-type="float">
            <text:p>695661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033732" calcext:value-type="float">
            <text:p>703373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375311" calcext:value-type="float">
            <text:p>737531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480613" calcext:value-type="float">
            <text:p>748061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081480" calcext:value-type="float">
            <text:p>808148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193344" calcext:value-type="float">
            <text:p>819334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200839" calcext:value-type="float">
            <text:p>820083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316068" calcext:value-type="float">
            <text:p>831606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460627" calcext:value-type="float">
            <text:p>846062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8533123" calcext:value-type="float">
            <text:p>853312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95975" calcext:value-type="float">
            <text:p>39597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830153" calcext:value-type="float">
            <text:p>83015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4358181" calcext:value-type="float">
            <text:p>435818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7723492" calcext:value-type="float">
            <text:p>7723492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8265471" calcext:value-type="float">
            <text:p>826547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933661" calcext:value-type="float">
            <text:p>2933661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3775876" calcext:value-type="float">
            <text:p>377587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0758" calcext:value-type="float">
            <text:p>10758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536865" calcext:value-type="float">
            <text:p>53686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704090" calcext:value-type="float">
            <text:p>170409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768060" calcext:value-type="float">
            <text:p>176806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219399" calcext:value-type="float">
            <text:p>2219399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181719" calcext:value-type="float">
            <text:p>3181719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392423" calcext:value-type="float">
            <text:p>3392423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897979" calcext:value-type="float">
            <text:p>3897979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930872" calcext:value-type="float">
            <text:p>393087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4016050" calcext:value-type="float">
            <text:p>401605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4149974" calcext:value-type="float">
            <text:p>4149974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4623630" calcext:value-type="float">
            <text:p>462363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4638356" calcext:value-type="float">
            <text:p>4638356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5280183" calcext:value-type="float">
            <text:p>5280183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5761461" calcext:value-type="float">
            <text:p>5761461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8014950" calcext:value-type="float">
            <text:p>801495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8256917" calcext:value-type="float">
            <text:p>8256917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8514932" calcext:value-type="float">
            <text:p>851493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540470" calcext:value-type="float">
            <text:p>540470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4410765" calcext:value-type="float">
            <text:p>4410765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5806230" calcext:value-type="float">
            <text:p>5806230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6831553" calcext:value-type="float">
            <text:p>6831553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962610" calcext:value-type="float">
            <text:p>962610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077794" calcext:value-type="float">
            <text:p>2077794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410087" calcext:value-type="float">
            <text:p>3410087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521944" calcext:value-type="float">
            <text:p>3521944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4233242" calcext:value-type="float">
            <text:p>423324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4909590" calcext:value-type="float">
            <text:p>4909590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5434327" calcext:value-type="float">
            <text:p>5434327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69430" calcext:value-type="float">
            <text:p>16943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102623" calcext:value-type="float">
            <text:p>110262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87165" calcext:value-type="float">
            <text:p>128716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340649" calcext:value-type="float">
            <text:p>134064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994683" calcext:value-type="float">
            <text:p>199468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061478" calcext:value-type="float">
            <text:p>206147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660992" calcext:value-type="float">
            <text:p>266099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3044039" calcext:value-type="float">
            <text:p>304403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3359713" calcext:value-type="float">
            <text:p>335971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3377871" calcext:value-type="float">
            <text:p>3377871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000384" calcext:value-type="float">
            <text:p>400038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105704" calcext:value-type="float">
            <text:p>410570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128326" calcext:value-type="float">
            <text:p>4128326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567815" calcext:value-type="float">
            <text:p>456781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786562" calcext:value-type="float">
            <text:p>478656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854300" calcext:value-type="float">
            <text:p>485430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997889" calcext:value-type="float">
            <text:p>499788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092993" calcext:value-type="float">
            <text:p>509299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450017" calcext:value-type="float">
            <text:p>545001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594287" calcext:value-type="float">
            <text:p>559428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858133" calcext:value-type="float">
            <text:p>585813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889190" calcext:value-type="float">
            <text:p>588919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068207" calcext:value-type="float">
            <text:p>606820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657722" calcext:value-type="float">
            <text:p>665772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759439" calcext:value-type="float">
            <text:p>675943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6990023" calcext:value-type="float">
            <text:p>699002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054058" calcext:value-type="float">
            <text:p>705405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149425" calcext:value-type="float">
            <text:p>714942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560218" calcext:value-type="float">
            <text:p>756021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596063" calcext:value-type="float">
            <text:p>759606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634546" calcext:value-type="float">
            <text:p>7634546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650016" calcext:value-type="float">
            <text:p>7650016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721323" calcext:value-type="float">
            <text:p>772132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805515" calcext:value-type="float">
            <text:p>780551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898424" calcext:value-type="float">
            <text:p>789842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928988" calcext:value-type="float">
            <text:p>792898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8536994" calcext:value-type="float">
            <text:p>853699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7927790" calcext:value-type="float">
            <text:p>7927790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4832208" calcext:value-type="float">
            <text:p>4832208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5640375" calcext:value-type="float">
            <text:p>5640375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7082775" calcext:value-type="float">
            <text:p>7082775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7912746" calcext:value-type="float">
            <text:p>7912746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39116" calcext:value-type="float">
            <text:p>3911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89965" calcext:value-type="float">
            <text:p>18996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96022" calcext:value-type="float">
            <text:p>49602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26970" calcext:value-type="float">
            <text:p>52697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31552" calcext:value-type="float">
            <text:p>53155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70493" calcext:value-type="float">
            <text:p>57049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79605" calcext:value-type="float">
            <text:p>57960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81285" calcext:value-type="float">
            <text:p>58128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63770" calcext:value-type="float">
            <text:p>66377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66700" calcext:value-type="float">
            <text:p>76670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01722" calcext:value-type="float">
            <text:p>80172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15639" calcext:value-type="float">
            <text:p>81563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91661" calcext:value-type="float">
            <text:p>89166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916123" calcext:value-type="float">
            <text:p>91612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038465" calcext:value-type="float">
            <text:p>103846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308760" calcext:value-type="float">
            <text:p>130876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373520" calcext:value-type="float">
            <text:p>13735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707523" calcext:value-type="float">
            <text:p>170752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780575" calcext:value-type="float">
            <text:p>178057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810123" calcext:value-type="float">
            <text:p>281012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846739" calcext:value-type="float">
            <text:p>284673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129309" calcext:value-type="float">
            <text:p>312930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166256" calcext:value-type="float">
            <text:p>316625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369220" calcext:value-type="float">
            <text:p>33692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938428" calcext:value-type="float">
            <text:p>393842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098410" calcext:value-type="float">
            <text:p>409841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363510" calcext:value-type="float">
            <text:p>436351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766636" calcext:value-type="float">
            <text:p>476663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863101" calcext:value-type="float">
            <text:p>486310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4972820" calcext:value-type="float">
            <text:p>49728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125723" calcext:value-type="float">
            <text:p>512572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761592" calcext:value-type="float">
            <text:p>576159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825829" calcext:value-type="float">
            <text:p>582582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957631" calcext:value-type="float">
            <text:p>595763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976821" calcext:value-type="float">
            <text:p>59768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032072" calcext:value-type="float">
            <text:p>603207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089865" calcext:value-type="float">
            <text:p>608986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336524" calcext:value-type="float">
            <text:p>633652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403521" calcext:value-type="float">
            <text:p>64035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453686" calcext:value-type="float">
            <text:p>645368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467991" calcext:value-type="float">
            <text:p>646799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629929" calcext:value-type="float">
            <text:p>662992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646604" calcext:value-type="float">
            <text:p>664660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730758" calcext:value-type="float">
            <text:p>673075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823628" calcext:value-type="float">
            <text:p>682362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913668" calcext:value-type="float">
            <text:p>691366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6985614" calcext:value-type="float">
            <text:p>698561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278248" calcext:value-type="float">
            <text:p>727824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403927" calcext:value-type="float">
            <text:p>7403927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474044" calcext:value-type="float">
            <text:p>747404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480676" calcext:value-type="float">
            <text:p>748067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758851" calcext:value-type="float">
            <text:p>775885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840752" calcext:value-type="float">
            <text:p>784075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910223" calcext:value-type="float">
            <text:p>791022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7961477" calcext:value-type="float">
            <text:p>7961477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106822" calcext:value-type="float">
            <text:p>810682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191517" calcext:value-type="float">
            <text:p>8191517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303334" calcext:value-type="float">
            <text:p>830333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8711" calcext:value-type="float">
            <text:p>18711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533152" calcext:value-type="float">
            <text:p>53315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3442711" calcext:value-type="float">
            <text:p>3442711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02945" calcext:value-type="float">
            <text:p>1202945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426754" calcext:value-type="float">
            <text:p>1426754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5929736" calcext:value-type="float">
            <text:p>5929736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8196153" calcext:value-type="float">
            <text:p>8196153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94197" calcext:value-type="float">
            <text:p>19419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947751" calcext:value-type="float">
            <text:p>947751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428355" calcext:value-type="float">
            <text:p>142835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691765" calcext:value-type="float">
            <text:p>169176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883801" calcext:value-type="float">
            <text:p>1883801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019292" calcext:value-type="float">
            <text:p>201929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006311" calcext:value-type="float">
            <text:p>3006311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068453" calcext:value-type="float">
            <text:p>3068453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294152" calcext:value-type="float">
            <text:p>329415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903760" calcext:value-type="float">
            <text:p>390376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905508" calcext:value-type="float">
            <text:p>390550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4738267" calcext:value-type="float">
            <text:p>473826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135400" calcext:value-type="float">
            <text:p>513540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421796" calcext:value-type="float">
            <text:p>542179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762866" calcext:value-type="float">
            <text:p>576286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768819" calcext:value-type="float">
            <text:p>5768819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6435978" calcext:value-type="float">
            <text:p>643597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6602217" calcext:value-type="float">
            <text:p>660221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6643926" calcext:value-type="float">
            <text:p>664392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6939162" calcext:value-type="float">
            <text:p>693916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239024" calcext:value-type="float">
            <text:p>723902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379913" calcext:value-type="float">
            <text:p>7379913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513906" calcext:value-type="float">
            <text:p>751390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724412" calcext:value-type="float">
            <text:p>772441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874552" calcext:value-type="float">
            <text:p>787455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7996844" calcext:value-type="float">
            <text:p>799684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008082" calcext:value-type="float">
            <text:p>800808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064483" calcext:value-type="float">
            <text:p>8064483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082512" calcext:value-type="float">
            <text:p>808251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145716" calcext:value-type="float">
            <text:p>814571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162720" calcext:value-type="float">
            <text:p>816272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512382" calcext:value-type="float">
            <text:p>851238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616081" calcext:value-type="float">
            <text:p>361608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636365" calcext:value-type="float">
            <text:p>2636365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3036349" calcext:value-type="float">
            <text:p>303634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4263736" calcext:value-type="float">
            <text:p>426373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7091505" calcext:value-type="float">
            <text:p>7091505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527677" calcext:value-type="float">
            <text:p>752767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568234" calcext:value-type="float">
            <text:p>568234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625012" calcext:value-type="float">
            <text:p>62501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8535768" calcext:value-type="float">
            <text:p>8535768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13753" calcext:value-type="float">
            <text:p>61375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23731" calcext:value-type="float">
            <text:p>6237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13627" calcext:value-type="float">
            <text:p>713627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170157" calcext:value-type="float">
            <text:p>1170157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615033" calcext:value-type="float">
            <text:p>161503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692573" calcext:value-type="float">
            <text:p>169257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2560413" calcext:value-type="float">
            <text:p>256041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298104" calcext:value-type="float">
            <text:p>3298104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667348" calcext:value-type="float">
            <text:p>366734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725631" calcext:value-type="float">
            <text:p>37256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4518710" calcext:value-type="float">
            <text:p>451871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4879702" calcext:value-type="float">
            <text:p>4879702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5481930" calcext:value-type="float">
            <text:p>548193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5762300" calcext:value-type="float">
            <text:p>576230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5969852" calcext:value-type="float">
            <text:p>5969852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121709" calcext:value-type="float">
            <text:p>612170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505250" calcext:value-type="float">
            <text:p>650525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758462" calcext:value-type="float">
            <text:p>6758462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810723" calcext:value-type="float">
            <text:p>681072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6850880" calcext:value-type="float">
            <text:p>685088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178893" calcext:value-type="float">
            <text:p>717889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227623" calcext:value-type="float">
            <text:p>722762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244031" calcext:value-type="float">
            <text:p>72440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476340" calcext:value-type="float">
            <text:p>747634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493577" calcext:value-type="float">
            <text:p>7493577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672949" calcext:value-type="float">
            <text:p>767294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8301150" calcext:value-type="float">
            <text:p>830115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8390386" calcext:value-type="float">
            <text:p>839038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8403945" calcext:value-type="float">
            <text:p>8403945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7495866" calcext:value-type="float">
            <text:p>749586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6167184" calcext:value-type="float">
            <text:p>616718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6215248" calcext:value-type="float">
            <text:p>6215248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8519646" calcext:value-type="float">
            <text:p>8519646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5714786" calcext:value-type="float">
            <text:p>5714786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7474615" calcext:value-type="float">
            <text:p>7474615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7514024" calcext:value-type="float">
            <text:p>751402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835533" calcext:value-type="float">
            <text:p>1835533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873046" calcext:value-type="float">
            <text:p>1873046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792147" calcext:value-type="float">
            <text:p>379214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020650" calcext:value-type="float">
            <text:p>402065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039119" calcext:value-type="float">
            <text:p>403911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279959" calcext:value-type="float">
            <text:p>427995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610745" calcext:value-type="float">
            <text:p>4610745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623114" calcext:value-type="float">
            <text:p>4623114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947526" calcext:value-type="float">
            <text:p>4947526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8211468" calcext:value-type="float">
            <text:p>8211468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8256103" calcext:value-type="float">
            <text:p>8256103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8486671" calcext:value-type="float">
            <text:p>848667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69880" calcext:value-type="float">
            <text:p>36988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545185" calcext:value-type="float">
            <text:p>154518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197260" calcext:value-type="float">
            <text:p>219726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615760" calcext:value-type="float">
            <text:p>361576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727560" calcext:value-type="float">
            <text:p>372756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827666" calcext:value-type="float">
            <text:p>382766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4928894" calcext:value-type="float">
            <text:p>4928894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561448" calcext:value-type="float">
            <text:p>5561448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661246" calcext:value-type="float">
            <text:p>566124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676025" calcext:value-type="float">
            <text:p>567602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738892" calcext:value-type="float">
            <text:p>573889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5757612" calcext:value-type="float">
            <text:p>575761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675576" calcext:value-type="float">
            <text:p>667557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731122" calcext:value-type="float">
            <text:p>673112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758482" calcext:value-type="float">
            <text:p>675848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194793" calcext:value-type="float">
            <text:p>7194793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351740" calcext:value-type="float">
            <text:p>735174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553969" calcext:value-type="float">
            <text:p>755396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592616" calcext:value-type="float">
            <text:p>759261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7915228" calcext:value-type="float">
            <text:p>7915228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8206536" calcext:value-type="float">
            <text:p>820653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8254550" calcext:value-type="float">
            <text:p>825455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8362075" calcext:value-type="float">
            <text:p>836207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8410270" calcext:value-type="float">
            <text:p>841027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541166" calcext:value-type="float">
            <text:p>1541166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3479660" calcext:value-type="float">
            <text:p>347966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5769127" calcext:value-type="float">
            <text:p>5769127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6758443" calcext:value-type="float">
            <text:p>675844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7205300" calcext:value-type="float">
            <text:p>720530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7511737" calcext:value-type="float">
            <text:p>7511737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7837202" calcext:value-type="float">
            <text:p>783720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7911936" calcext:value-type="float">
            <text:p>7911936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584246" calcext:value-type="float">
            <text:p>158424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4107959" calcext:value-type="float">
            <text:p>4107959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5639731" calcext:value-type="float">
            <text:p>563973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6006121" calcext:value-type="float">
            <text:p>600612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6614984" calcext:value-type="float">
            <text:p>6614984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7933149" calcext:value-type="float">
            <text:p>7933149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561769" calcext:value-type="float">
            <text:p>56176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994286" calcext:value-type="float">
            <text:p>99428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059880" calcext:value-type="float">
            <text:p>205988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379700" calcext:value-type="float">
            <text:p>23797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547129" calcext:value-type="float">
            <text:p>254712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371091" calcext:value-type="float">
            <text:p>3371091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4500409" calcext:value-type="float">
            <text:p>450040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4518756" calcext:value-type="float">
            <text:p>451875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5434353" calcext:value-type="float">
            <text:p>5434353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6390613" calcext:value-type="float">
            <text:p>6390613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6879036" calcext:value-type="float">
            <text:p>687903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7475052" calcext:value-type="float">
            <text:p>7475052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7514336" calcext:value-type="float">
            <text:p>751433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7531700" calcext:value-type="float">
            <text:p>75317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7694559" calcext:value-type="float">
            <text:p>769455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8025718" calcext:value-type="float">
            <text:p>8025718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8579495" calcext:value-type="float">
            <text:p>8579495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8622984" calcext:value-type="float">
            <text:p>8622984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595122" calcext:value-type="float">
            <text:p>3595122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934600" calcext:value-type="float">
            <text:p>4934600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7325084" calcext:value-type="float">
            <text:p>732508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6214710" calcext:value-type="float">
            <text:p>6214710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6762011" calcext:value-type="float">
            <text:p>676201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724900" calcext:value-type="float">
            <text:p>17249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167993" calcext:value-type="float">
            <text:p>216799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538536" calcext:value-type="float">
            <text:p>2538536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657905" calcext:value-type="float">
            <text:p>265790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3602379" calcext:value-type="float">
            <text:p>3602379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196643" calcext:value-type="float">
            <text:p>419664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924009" calcext:value-type="float">
            <text:p>4924009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996375" calcext:value-type="float">
            <text:p>499637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052151" calcext:value-type="float">
            <text:p>505215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126937" calcext:value-type="float">
            <text:p>512693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671758" calcext:value-type="float">
            <text:p>5671758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726740" calcext:value-type="float">
            <text:p>572674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781917" calcext:value-type="float">
            <text:p>578191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5883514" calcext:value-type="float">
            <text:p>5883514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6452246" calcext:value-type="float">
            <text:p>6452246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6661860" calcext:value-type="float">
            <text:p>666186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6672582" calcext:value-type="float">
            <text:p>667258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7680055" calcext:value-type="float">
            <text:p>768005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8605937" calcext:value-type="float">
            <text:p>860593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987" calcext:value-type="float">
            <text:p>4598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36946" calcext:value-type="float">
            <text:p>33694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49347" calcext:value-type="float">
            <text:p>34934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91332" calcext:value-type="float">
            <text:p>49133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33114" calcext:value-type="float">
            <text:p>53311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54542" calcext:value-type="float">
            <text:p>85454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994138" calcext:value-type="float">
            <text:p>99413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090413" calcext:value-type="float">
            <text:p>109041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092093" calcext:value-type="float">
            <text:p>109209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321150" calcext:value-type="float">
            <text:p>132115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23772" calcext:value-type="float">
            <text:p>152377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956275" calcext:value-type="float">
            <text:p>195627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023445" calcext:value-type="float">
            <text:p>202344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108738" calcext:value-type="float">
            <text:p>210873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292495" calcext:value-type="float">
            <text:p>229249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429196" calcext:value-type="float">
            <text:p>242919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515113" calcext:value-type="float">
            <text:p>251511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529318" calcext:value-type="float">
            <text:p>252931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547075" calcext:value-type="float">
            <text:p>254707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555771" calcext:value-type="float">
            <text:p>255577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798599" calcext:value-type="float">
            <text:p>279859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848370" calcext:value-type="float">
            <text:p>284837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875267" calcext:value-type="float">
            <text:p>287526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935171" calcext:value-type="float">
            <text:p>293517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236496" calcext:value-type="float">
            <text:p>323649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375010" calcext:value-type="float">
            <text:p>337501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420384" calcext:value-type="float">
            <text:p>342038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591359" calcext:value-type="float">
            <text:p>359135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628884" calcext:value-type="float">
            <text:p>362888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792065" calcext:value-type="float">
            <text:p>379206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802530" calcext:value-type="float">
            <text:p>380253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889476" calcext:value-type="float">
            <text:p>388947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911617" calcext:value-type="float">
            <text:p>391161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937236" calcext:value-type="float">
            <text:p>393723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953172" calcext:value-type="float">
            <text:p>395317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205641" calcext:value-type="float">
            <text:p>420564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250871" calcext:value-type="float">
            <text:p>425087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329915" calcext:value-type="float">
            <text:p>432991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330425" calcext:value-type="float">
            <text:p>433042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348422" calcext:value-type="float">
            <text:p>434842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461613" calcext:value-type="float">
            <text:p>446161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11741" calcext:value-type="float">
            <text:p>451174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53903" calcext:value-type="float">
            <text:p>455390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558443" calcext:value-type="float">
            <text:p>455844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679319" calcext:value-type="float">
            <text:p>467931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698367" calcext:value-type="float">
            <text:p>469836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699828" calcext:value-type="float">
            <text:p>469982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705600" calcext:value-type="float">
            <text:p>47056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742275" calcext:value-type="float">
            <text:p>474227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870883" calcext:value-type="float">
            <text:p>487088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924910" calcext:value-type="float">
            <text:p>492491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964365" calcext:value-type="float">
            <text:p>496436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978467" calcext:value-type="float">
            <text:p>497846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987859" calcext:value-type="float">
            <text:p>498785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004278" calcext:value-type="float">
            <text:p>500427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067019" calcext:value-type="float">
            <text:p>506701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086521" calcext:value-type="float">
            <text:p>508652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478135" calcext:value-type="float">
            <text:p>547813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481243" calcext:value-type="float">
            <text:p>548124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592866" calcext:value-type="float">
            <text:p>559286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718801" calcext:value-type="float">
            <text:p>571880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842934" calcext:value-type="float">
            <text:p>584293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903011" calcext:value-type="float">
            <text:p>590301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918944" calcext:value-type="float">
            <text:p>591894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967637" calcext:value-type="float">
            <text:p>596763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970118" calcext:value-type="float">
            <text:p>597011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999291" calcext:value-type="float">
            <text:p>599929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019641" calcext:value-type="float">
            <text:p>601964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119918" calcext:value-type="float">
            <text:p>611991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146559" calcext:value-type="float">
            <text:p>614655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276969" calcext:value-type="float">
            <text:p>627696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344696" calcext:value-type="float">
            <text:p>634469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10674" calcext:value-type="float">
            <text:p>641067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35358" calcext:value-type="float">
            <text:p>643535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36334" calcext:value-type="float">
            <text:p>643633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88924" calcext:value-type="float">
            <text:p>648892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91051" calcext:value-type="float">
            <text:p>649105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494914" calcext:value-type="float">
            <text:p>649491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543678" calcext:value-type="float">
            <text:p>654367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551454" calcext:value-type="float">
            <text:p>655145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554785" calcext:value-type="float">
            <text:p>655478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609546" calcext:value-type="float">
            <text:p>660954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728273" calcext:value-type="float">
            <text:p>672827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763409" calcext:value-type="float">
            <text:p>676340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851459" calcext:value-type="float">
            <text:p>685145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6851460" calcext:value-type="float">
            <text:p>685146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003280" calcext:value-type="float">
            <text:p>700328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035556" calcext:value-type="float">
            <text:p>703555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053454" calcext:value-type="float">
            <text:p>705345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273399" calcext:value-type="float">
            <text:p>727339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330494" calcext:value-type="float">
            <text:p>733049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367795" calcext:value-type="float">
            <text:p>736779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454474" calcext:value-type="float">
            <text:p>745447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474855" calcext:value-type="float">
            <text:p>747485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475379" calcext:value-type="float">
            <text:p>7475379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507205" calcext:value-type="float">
            <text:p>750720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527864" calcext:value-type="float">
            <text:p>752786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602111" calcext:value-type="float">
            <text:p>760211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635616" calcext:value-type="float">
            <text:p>763561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694365" calcext:value-type="float">
            <text:p>769436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728302" calcext:value-type="float">
            <text:p>772830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808455" calcext:value-type="float">
            <text:p>780845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809904" calcext:value-type="float">
            <text:p>780990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7880150" calcext:value-type="float">
            <text:p>788015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036024" calcext:value-type="float">
            <text:p>803602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037235" calcext:value-type="float">
            <text:p>803723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055533" calcext:value-type="float">
            <text:p>805553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096900" calcext:value-type="float">
            <text:p>80969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116523" calcext:value-type="float">
            <text:p>811652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118800" calcext:value-type="float">
            <text:p>81188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239805" calcext:value-type="float">
            <text:p>823980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271384" calcext:value-type="float">
            <text:p>827138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335066" calcext:value-type="float">
            <text:p>833506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353270" calcext:value-type="float">
            <text:p>835327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442940" calcext:value-type="float">
            <text:p>844294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445701" calcext:value-type="float">
            <text:p>844570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446683" calcext:value-type="float">
            <text:p>844668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473033" calcext:value-type="float">
            <text:p>847303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596305" calcext:value-type="float">
            <text:p>859630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596320" calcext:value-type="float">
            <text:p>859632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614316" calcext:value-type="float">
            <text:p>861431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636443" calcext:value-type="float">
            <text:p>8636443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8131638" calcext:value-type="float">
            <text:p>8131638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5734770" calcext:value-type="float">
            <text:p>573477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7916575" calcext:value-type="float">
            <text:p>7916575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327725" calcext:value-type="float">
            <text:p>132772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568116" calcext:value-type="float">
            <text:p>4568116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658983" calcext:value-type="float">
            <text:p>1658983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formula="of:=2519/4*3" office:value-type="float" office:value="1889.25" calcext:value-type="float">
            <text:p>1889.25</text:p>
          </table:table-cell>
        </table:table-row>
        <table:table-row table:style-name="ro1">
          <table:table-cell office:value-type="float" office:value="2663667" calcext:value-type="float">
            <text:p>2663667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4461901" calcext:value-type="float">
            <text:p>446190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5511924" calcext:value-type="float">
            <text:p>551192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6347026" calcext:value-type="float">
            <text:p>6347026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6414143" calcext:value-type="float">
            <text:p>641414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6759004" calcext:value-type="float">
            <text:p>675900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7159382" calcext:value-type="float">
            <text:p>7159382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7513605" calcext:value-type="float">
            <text:p>7513605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7999097" calcext:value-type="float">
            <text:p>7999097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071235" calcext:value-type="float">
            <text:p>1071235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7825397" calcext:value-type="float">
            <text:p>7825397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8450098" calcext:value-type="float">
            <text:p>8450098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631942" calcext:value-type="float">
            <text:p>1631942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747654" calcext:value-type="float">
            <text:p>2747654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795342" calcext:value-type="float">
            <text:p>2795342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3953472" calcext:value-type="float">
            <text:p>3953472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007906" calcext:value-type="float">
            <text:p>4007906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766321" calcext:value-type="float">
            <text:p>4766321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821764" calcext:value-type="float">
            <text:p>4821764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5918857" calcext:value-type="float">
            <text:p>5918857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6715093" calcext:value-type="float">
            <text:p>6715093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7796658" calcext:value-type="float">
            <text:p>7796658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7978515" calcext:value-type="float">
            <text:p>7978515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8466658" calcext:value-type="float">
            <text:p>8466658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77681" calcext:value-type="float">
            <text:p>7768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86994" calcext:value-type="float">
            <text:p>586994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989163" calcext:value-type="float">
            <text:p>98916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090545" calcext:value-type="float">
            <text:p>109054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275498" calcext:value-type="float">
            <text:p>127549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365335" calcext:value-type="float">
            <text:p>136533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426711" calcext:value-type="float">
            <text:p>142671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183117" calcext:value-type="float">
            <text:p>2183117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495047" calcext:value-type="float">
            <text:p>2495047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369766" calcext:value-type="float">
            <text:p>4369766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374266" calcext:value-type="float">
            <text:p>4374266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609785" calcext:value-type="float">
            <text:p>460978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629410" calcext:value-type="float">
            <text:p>46294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4777111" calcext:value-type="float">
            <text:p>477711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058148" calcext:value-type="float">
            <text:p>505814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153080" calcext:value-type="float">
            <text:p>515308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270703" calcext:value-type="float">
            <text:p>5270703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759676" calcext:value-type="float">
            <text:p>5759676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104388" calcext:value-type="float">
            <text:p>610438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106955" calcext:value-type="float">
            <text:p>610695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242574" calcext:value-type="float">
            <text:p>6242574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404106" calcext:value-type="float">
            <text:p>6404106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543381" calcext:value-type="float">
            <text:p>654338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7033472" calcext:value-type="float">
            <text:p>7033472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7104165" calcext:value-type="float">
            <text:p>710416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7840131" calcext:value-type="float">
            <text:p>784013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8653238" calcext:value-type="float">
            <text:p>865323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6432655" calcext:value-type="float">
            <text:p>6432655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658029" calcext:value-type="float">
            <text:p>658029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6227976" calcext:value-type="float">
            <text:p>6227976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2372987" calcext:value-type="float">
            <text:p>2372987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5965647" calcext:value-type="float">
            <text:p>5965647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15982" calcext:value-type="float">
            <text:p>315982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200502" calcext:value-type="float">
            <text:p>1200502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572967" calcext:value-type="float">
            <text:p>157296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2043529" calcext:value-type="float">
            <text:p>204352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2126053" calcext:value-type="float">
            <text:p>2126053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2243598" calcext:value-type="float">
            <text:p>2243598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4515741" calcext:value-type="float">
            <text:p>4515741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4518100" calcext:value-type="float">
            <text:p>451810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101552" calcext:value-type="float">
            <text:p>5101552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509083" calcext:value-type="float">
            <text:p>5509083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933463" calcext:value-type="float">
            <text:p>5933463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6261800" calcext:value-type="float">
            <text:p>626180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6559159" calcext:value-type="float">
            <text:p>655915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6974627" calcext:value-type="float">
            <text:p>697462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637094" calcext:value-type="float">
            <text:p>7637094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7728499" calcext:value-type="float">
            <text:p>7728499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66038" calcext:value-type="float">
            <text:p>366038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007801" calcext:value-type="float">
            <text:p>7007801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276450" calcext:value-type="float">
            <text:p>276450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197857" calcext:value-type="float">
            <text:p>1197857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240598" calcext:value-type="float">
            <text:p>1240598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5717690" calcext:value-type="float">
            <text:p>5717690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6292261" calcext:value-type="float">
            <text:p>6292261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7972" calcext:value-type="float">
            <text:p>197972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934073" calcext:value-type="float">
            <text:p>1934073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4504025" calcext:value-type="float">
            <text:p>4504025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4975581" calcext:value-type="float">
            <text:p>497558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057558" calcext:value-type="float">
            <text:p>5057558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4275846" calcext:value-type="float">
            <text:p>4275846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080737" calcext:value-type="float">
            <text:p>7080737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422876" calcext:value-type="float">
            <text:p>8422876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8634599" calcext:value-type="float">
            <text:p>8634599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02292" calcext:value-type="float">
            <text:p>602292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088876" calcext:value-type="float">
            <text:p>108887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670635" calcext:value-type="float">
            <text:p>1670635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3289921" calcext:value-type="float">
            <text:p>3289921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4339392" calcext:value-type="float">
            <text:p>4339392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4457943" calcext:value-type="float">
            <text:p>4457943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4520159" calcext:value-type="float">
            <text:p>4520159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4662140" calcext:value-type="float">
            <text:p>466214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6080461" calcext:value-type="float">
            <text:p>6080461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6248526" calcext:value-type="float">
            <text:p>624852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6843795" calcext:value-type="float">
            <text:p>6843795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093934" calcext:value-type="float">
            <text:p>7093934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454267" calcext:value-type="float">
            <text:p>7454267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619509" calcext:value-type="float">
            <text:p>7619509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840411" calcext:value-type="float">
            <text:p>7840411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856323" calcext:value-type="float">
            <text:p>7856323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966317" calcext:value-type="float">
            <text:p>7966317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8053104" calcext:value-type="float">
            <text:p>8053104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8302844" calcext:value-type="float">
            <text:p>8302844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3032367" calcext:value-type="float">
            <text:p>3032367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8556025" calcext:value-type="float">
            <text:p>855602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7774" calcext:value-type="float">
            <text:p>6777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2637" calcext:value-type="float">
            <text:p>8263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95453" calcext:value-type="float">
            <text:p>9545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58215" calcext:value-type="float">
            <text:p>45821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19142" calcext:value-type="float">
            <text:p>61914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7078" calcext:value-type="float">
            <text:p>69707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08802" calcext:value-type="float">
            <text:p>70880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02688" calcext:value-type="float">
            <text:p>80268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971393" calcext:value-type="float">
            <text:p>97139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170965" calcext:value-type="float">
            <text:p>117096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442356" calcext:value-type="float">
            <text:p>144235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489289" calcext:value-type="float">
            <text:p>1489289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021274" calcext:value-type="float">
            <text:p>202127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183058" calcext:value-type="float">
            <text:p>218305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215762" calcext:value-type="float">
            <text:p>221576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360109" calcext:value-type="float">
            <text:p>2360109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706986" calcext:value-type="float">
            <text:p>270698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3276286" calcext:value-type="float">
            <text:p>327628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3534648" calcext:value-type="float">
            <text:p>353464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3916011" calcext:value-type="float">
            <text:p>3916011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148586" calcext:value-type="float">
            <text:p>414858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190704" calcext:value-type="float">
            <text:p>419070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249997" calcext:value-type="float">
            <text:p>424999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278067" calcext:value-type="float">
            <text:p>427806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402259" calcext:value-type="float">
            <text:p>4402259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479140" calcext:value-type="float">
            <text:p>447914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580619" calcext:value-type="float">
            <text:p>4580619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588530" calcext:value-type="float">
            <text:p>458853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745692" calcext:value-type="float">
            <text:p>474569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767023" calcext:value-type="float">
            <text:p>476702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890682" calcext:value-type="float">
            <text:p>489068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4963242" calcext:value-type="float">
            <text:p>496324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025015" calcext:value-type="float">
            <text:p>502501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123495" calcext:value-type="float">
            <text:p>512349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136127" calcext:value-type="float">
            <text:p>5136127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384923" calcext:value-type="float">
            <text:p>538492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445126" calcext:value-type="float">
            <text:p>544512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498472" calcext:value-type="float">
            <text:p>549847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526514" calcext:value-type="float">
            <text:p>552651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606682" calcext:value-type="float">
            <text:p>560668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673214" calcext:value-type="float">
            <text:p>567321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768195" calcext:value-type="float">
            <text:p>576819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5967936" calcext:value-type="float">
            <text:p>59679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187208" calcext:value-type="float">
            <text:p>618720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194602" calcext:value-type="float">
            <text:p>619460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236230" calcext:value-type="float">
            <text:p>623623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778788" calcext:value-type="float">
            <text:p>677878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23446" calcext:value-type="float">
            <text:p>692344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6936712" calcext:value-type="float">
            <text:p>6936712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046415" calcext:value-type="float">
            <text:p>704641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529525" calcext:value-type="float">
            <text:p>752952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740436" calcext:value-type="float">
            <text:p>774043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7826523" calcext:value-type="float">
            <text:p>782652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042434" calcext:value-type="float">
            <text:p>804243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048838" calcext:value-type="float">
            <text:p>8048838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149695" calcext:value-type="float">
            <text:p>814969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541464" calcext:value-type="float">
            <text:p>854146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595650" calcext:value-type="float">
            <text:p>859565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077105" calcext:value-type="float">
            <text:p>1077105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4900659" calcext:value-type="float">
            <text:p>4900659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6436748" calcext:value-type="float">
            <text:p>643674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7469612" calcext:value-type="float">
            <text:p>7469612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6445917" calcext:value-type="float">
            <text:p>6445917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6951197" calcext:value-type="float">
            <text:p>6951197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220971" calcext:value-type="float">
            <text:p>1220971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11776" calcext:value-type="float">
            <text:p>1811776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2216767" calcext:value-type="float">
            <text:p>2216767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4068782" calcext:value-type="float">
            <text:p>4068782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4759046" calcext:value-type="float">
            <text:p>4759046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4873568" calcext:value-type="float">
            <text:p>487356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6939454" calcext:value-type="float">
            <text:p>6939454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218984" calcext:value-type="float">
            <text:p>21898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13719" calcext:value-type="float">
            <text:p>61371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92738" calcext:value-type="float">
            <text:p>89273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042420" calcext:value-type="float">
            <text:p>104242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183032" calcext:value-type="float">
            <text:p>118303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291333" calcext:value-type="float">
            <text:p>129133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944777" calcext:value-type="float">
            <text:p>194477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956642" calcext:value-type="float">
            <text:p>195664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592301" calcext:value-type="float">
            <text:p>259230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069104" calcext:value-type="float">
            <text:p>306910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539510" calcext:value-type="float">
            <text:p>353951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730447" calcext:value-type="float">
            <text:p>373044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4261903" calcext:value-type="float">
            <text:p>426190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4580886" calcext:value-type="float">
            <text:p>458088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4714840" calcext:value-type="float">
            <text:p>471484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4995033" calcext:value-type="float">
            <text:p>499503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5166870" calcext:value-type="float">
            <text:p>516687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5755910" calcext:value-type="float">
            <text:p>575591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5884429" calcext:value-type="float">
            <text:p>588442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072693" calcext:value-type="float">
            <text:p>607269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089196" calcext:value-type="float">
            <text:p>608919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316145" calcext:value-type="float">
            <text:p>631614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378076" calcext:value-type="float">
            <text:p>637807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600417" calcext:value-type="float">
            <text:p>66004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879083" calcext:value-type="float">
            <text:p>687908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6974436" calcext:value-type="float">
            <text:p>697443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159494" calcext:value-type="float">
            <text:p>715949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321217" calcext:value-type="float">
            <text:p>73212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440484" calcext:value-type="float">
            <text:p>744048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14931" calcext:value-type="float">
            <text:p>751493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33424" calcext:value-type="float">
            <text:p>753342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540480" calcext:value-type="float">
            <text:p>754048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856208" calcext:value-type="float">
            <text:p>785620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31331" calcext:value-type="float">
            <text:p>7931331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973363" calcext:value-type="float">
            <text:p>7973363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228405" calcext:value-type="float">
            <text:p>822840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336364" calcext:value-type="float">
            <text:p>833636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421777" calcext:value-type="float">
            <text:p>842177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584276" calcext:value-type="float">
            <text:p>858427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624898" calcext:value-type="float">
            <text:p>862489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196771" calcext:value-type="float">
            <text:p>7196771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583255" calcext:value-type="float">
            <text:p>583255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7790454" calcext:value-type="float">
            <text:p>7790454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807518" calcext:value-type="float">
            <text:p>807518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174776" calcext:value-type="float">
            <text:p>1174776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422837" calcext:value-type="float">
            <text:p>1422837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525036" calcext:value-type="float">
            <text:p>1525036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2201031" calcext:value-type="float">
            <text:p>2201031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2777752" calcext:value-type="float">
            <text:p>2777752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4181530" calcext:value-type="float">
            <text:p>4181530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4917583" calcext:value-type="float">
            <text:p>4917583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5589780" calcext:value-type="float">
            <text:p>5589780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5744742" calcext:value-type="float">
            <text:p>5744742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6121571" calcext:value-type="float">
            <text:p>6121571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6386351" calcext:value-type="float">
            <text:p>6386351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7454907" calcext:value-type="float">
            <text:p>7454907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8132683" calcext:value-type="float">
            <text:p>8132683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8481917" calcext:value-type="float">
            <text:p>8481917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8514472" calcext:value-type="float">
            <text:p>8514472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119740" calcext:value-type="float">
            <text:p>1119740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529127" calcext:value-type="float">
            <text:p>1529127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5718921" calcext:value-type="float">
            <text:p>5718921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5904596" calcext:value-type="float">
            <text:p>5904596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4032756" calcext:value-type="float">
            <text:p>4032756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4518380" calcext:value-type="float">
            <text:p>451838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281822" calcext:value-type="float">
            <text:p>281822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63127" calcext:value-type="float">
            <text:p>363127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519768" calcext:value-type="float">
            <text:p>351976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842286" calcext:value-type="float">
            <text:p>3842286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4303606" calcext:value-type="float">
            <text:p>4303606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4573238" calcext:value-type="float">
            <text:p>457323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5161639" calcext:value-type="float">
            <text:p>5161639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5990808" calcext:value-type="float">
            <text:p>599080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6031151" calcext:value-type="float">
            <text:p>6031151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6276572" calcext:value-type="float">
            <text:p>6276572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735518" calcext:value-type="float">
            <text:p>773551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7835247" calcext:value-type="float">
            <text:p>7835247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8577620" calcext:value-type="float">
            <text:p>857762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8649257" calcext:value-type="float">
            <text:p>8649257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2361525" calcext:value-type="float">
            <text:p>236152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261784" calcext:value-type="float">
            <text:p>4261784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547353" calcext:value-type="float">
            <text:p>4547353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267396" calcext:value-type="float">
            <text:p>5267396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582163" calcext:value-type="float">
            <text:p>5582163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672200" calcext:value-type="float">
            <text:p>56722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709298" calcext:value-type="float">
            <text:p>570929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932402" calcext:value-type="float">
            <text:p>593240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075358" calcext:value-type="float">
            <text:p>607535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845352" calcext:value-type="float">
            <text:p>684535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887053" calcext:value-type="float">
            <text:p>6887053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914622" calcext:value-type="float">
            <text:p>691462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757132" calcext:value-type="float">
            <text:p>775713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090623" calcext:value-type="float">
            <text:p>8090623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283955" calcext:value-type="float">
            <text:p>828395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328000" calcext:value-type="float">
            <text:p>8328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338662" calcext:value-type="float">
            <text:p>833866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339718" calcext:value-type="float">
            <text:p>83397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185167" calcext:value-type="float">
            <text:p>6185167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728508" calcext:value-type="float">
            <text:p>7728508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7731797" calcext:value-type="float">
            <text:p>7731797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5791960" calcext:value-type="float">
            <text:p>5791960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82613" calcext:value-type="float">
            <text:p>182613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8789" calcext:value-type="float">
            <text:p>198789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801680" calcext:value-type="float">
            <text:p>80168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227322" calcext:value-type="float">
            <text:p>1227322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341072" calcext:value-type="float">
            <text:p>1341072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827762" calcext:value-type="float">
            <text:p>1827762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43541" calcext:value-type="float">
            <text:p>2043541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774900" calcext:value-type="float">
            <text:p>377490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782483" calcext:value-type="float">
            <text:p>3782483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4012447" calcext:value-type="float">
            <text:p>4012447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4103249" calcext:value-type="float">
            <text:p>4103249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4369675" calcext:value-type="float">
            <text:p>4369675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4432035" calcext:value-type="float">
            <text:p>4432035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4583526" calcext:value-type="float">
            <text:p>4583526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5367839" calcext:value-type="float">
            <text:p>5367839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5380160" calcext:value-type="float">
            <text:p>538016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5761194" calcext:value-type="float">
            <text:p>5761194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6425405" calcext:value-type="float">
            <text:p>6425405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6552654" calcext:value-type="float">
            <text:p>6552654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6925085" calcext:value-type="float">
            <text:p>6925085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7071883" calcext:value-type="float">
            <text:p>7071883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7368611" calcext:value-type="float">
            <text:p>7368611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8428052" calcext:value-type="float">
            <text:p>8428052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8006992" calcext:value-type="float">
            <text:p>8006992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37864" calcext:value-type="float">
            <text:p>37864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174711" calcext:value-type="float">
            <text:p>2174711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515870" calcext:value-type="float">
            <text:p>2515870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4204961" calcext:value-type="float">
            <text:p>4204961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4577188" calcext:value-type="float">
            <text:p>4577188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5616179" calcext:value-type="float">
            <text:p>5616179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7630340" calcext:value-type="float">
            <text:p>7630340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7630346" calcext:value-type="float">
            <text:p>7630346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8366402" calcext:value-type="float">
            <text:p>8366402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8424398" calcext:value-type="float">
            <text:p>8424398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54944" calcext:value-type="float">
            <text:p>54944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93505" calcext:value-type="float">
            <text:p>9350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69940" calcext:value-type="float">
            <text:p>36994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08017" calcext:value-type="float">
            <text:p>508017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30983" calcext:value-type="float">
            <text:p>530983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05919" calcext:value-type="float">
            <text:p>705919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156549" calcext:value-type="float">
            <text:p>1156549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322461" calcext:value-type="float">
            <text:p>132246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683284" calcext:value-type="float">
            <text:p>2683284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915595" calcext:value-type="float">
            <text:p>291559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947662" calcext:value-type="float">
            <text:p>294766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244362" calcext:value-type="float">
            <text:p>324436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985462" calcext:value-type="float">
            <text:p>398546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410142" calcext:value-type="float">
            <text:p>441014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573388" calcext:value-type="float">
            <text:p>457338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573458" calcext:value-type="float">
            <text:p>457345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580825" calcext:value-type="float">
            <text:p>458082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4635390" calcext:value-type="float">
            <text:p>463539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076880" calcext:value-type="float">
            <text:p>507688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684598" calcext:value-type="float">
            <text:p>568459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820539" calcext:value-type="float">
            <text:p>5820539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883022" calcext:value-type="float">
            <text:p>588302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062890" calcext:value-type="float">
            <text:p>606289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291807" calcext:value-type="float">
            <text:p>6291807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323935" calcext:value-type="float">
            <text:p>632393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618919" calcext:value-type="float">
            <text:p>6618919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881541" calcext:value-type="float">
            <text:p>688154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095658" calcext:value-type="float">
            <text:p>709565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124590" calcext:value-type="float">
            <text:p>712459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181950" calcext:value-type="float">
            <text:p>718195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225201" calcext:value-type="float">
            <text:p>722520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585431" calcext:value-type="float">
            <text:p>758543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7825898" calcext:value-type="float">
            <text:p>782589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8129715" calcext:value-type="float">
            <text:p>8129715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8354938" calcext:value-type="float">
            <text:p>8354938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8536127" calcext:value-type="float">
            <text:p>8536127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4601" calcext:value-type="float">
            <text:p>3460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31434" calcext:value-type="float">
            <text:p>43143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74066" calcext:value-type="float">
            <text:p>47406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051482" calcext:value-type="float">
            <text:p>105148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059604" calcext:value-type="float">
            <text:p>105960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066742" calcext:value-type="float">
            <text:p>106674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264063" calcext:value-type="float">
            <text:p>126406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303510" calcext:value-type="float">
            <text:p>130351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419197" calcext:value-type="float">
            <text:p>141919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758953" calcext:value-type="float">
            <text:p>175895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28785" calcext:value-type="float">
            <text:p>192878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59873" calcext:value-type="float">
            <text:p>195987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1093" calcext:value-type="float">
            <text:p>202109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166134" calcext:value-type="float">
            <text:p>216613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308630" calcext:value-type="float">
            <text:p>230863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374089" calcext:value-type="float">
            <text:p>237408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682662" calcext:value-type="float">
            <text:p>268266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825387" calcext:value-type="float">
            <text:p>282538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842124" calcext:value-type="float">
            <text:p>284212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052958" calcext:value-type="float">
            <text:p>305295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079305" calcext:value-type="float">
            <text:p>307930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303497" calcext:value-type="float">
            <text:p>330349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415033" calcext:value-type="float">
            <text:p>341503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434614" calcext:value-type="float">
            <text:p>343461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509285" calcext:value-type="float">
            <text:p>350928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589876" calcext:value-type="float">
            <text:p>358987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747216" calcext:value-type="float">
            <text:p>374721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766684" calcext:value-type="float">
            <text:p>376668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858697" calcext:value-type="float">
            <text:p>385869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065578" calcext:value-type="float">
            <text:p>406557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261781" calcext:value-type="float">
            <text:p>426178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287366" calcext:value-type="float">
            <text:p>428736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287989" calcext:value-type="float">
            <text:p>428798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334206" calcext:value-type="float">
            <text:p>433420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490501" calcext:value-type="float">
            <text:p>449050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627334" calcext:value-type="float">
            <text:p>462733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757808" calcext:value-type="float">
            <text:p>475780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759640" calcext:value-type="float">
            <text:p>475964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922204" calcext:value-type="float">
            <text:p>492220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012354" calcext:value-type="float">
            <text:p>501235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405928" calcext:value-type="float">
            <text:p>540592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495547" calcext:value-type="float">
            <text:p>549554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504813" calcext:value-type="float">
            <text:p>550481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593939" calcext:value-type="float">
            <text:p>559393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659866" calcext:value-type="float">
            <text:p>565986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670423" calcext:value-type="float">
            <text:p>567042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813992" calcext:value-type="float">
            <text:p>581399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984664" calcext:value-type="float">
            <text:p>598466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171496" calcext:value-type="float">
            <text:p>617149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177057" calcext:value-type="float">
            <text:p>617705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208994" calcext:value-type="float">
            <text:p>620899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291767" calcext:value-type="float">
            <text:p>629176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376539" calcext:value-type="float">
            <text:p>637653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400348" calcext:value-type="float">
            <text:p>640034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409811" calcext:value-type="float">
            <text:p>640981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426364" calcext:value-type="float">
            <text:p>642636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443159" calcext:value-type="float">
            <text:p>644315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627469" calcext:value-type="float">
            <text:p>662746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677640" calcext:value-type="float">
            <text:p>667764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716872" calcext:value-type="float">
            <text:p>671687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823828" calcext:value-type="float">
            <text:p>682382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908466" calcext:value-type="float">
            <text:p>690846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911272" calcext:value-type="float">
            <text:p>691127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983246" calcext:value-type="float">
            <text:p>698324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018497" calcext:value-type="float">
            <text:p>701849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053121" calcext:value-type="float">
            <text:p>705312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205210" calcext:value-type="float">
            <text:p>720521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329849" calcext:value-type="float">
            <text:p>732984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450348" calcext:value-type="float">
            <text:p>745034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453797" calcext:value-type="float">
            <text:p>745379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575052" calcext:value-type="float">
            <text:p>757505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578399" calcext:value-type="float">
            <text:p>757839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614517" calcext:value-type="float">
            <text:p>761451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620413" calcext:value-type="float">
            <text:p>762041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663537" calcext:value-type="float">
            <text:p>766353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757707" calcext:value-type="float">
            <text:p>775770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798185" calcext:value-type="float">
            <text:p>779818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921131" calcext:value-type="float">
            <text:p>792113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7931882" calcext:value-type="float">
            <text:p>7931882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015793" calcext:value-type="float">
            <text:p>8015793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029788" calcext:value-type="float">
            <text:p>802978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055839" calcext:value-type="float">
            <text:p>805583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170181" calcext:value-type="float">
            <text:p>817018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172030" calcext:value-type="float">
            <text:p>817203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189821" calcext:value-type="float">
            <text:p>818982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200659" calcext:value-type="float">
            <text:p>820065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219270" calcext:value-type="float">
            <text:p>821927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390558" calcext:value-type="float">
            <text:p>839055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391298" calcext:value-type="float">
            <text:p>839129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428314" calcext:value-type="float">
            <text:p>842831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501576" calcext:value-type="float">
            <text:p>850157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589560" calcext:value-type="float">
            <text:p>858956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591105" calcext:value-type="float">
            <text:p>859110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647120" calcext:value-type="float">
            <text:p>864712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758561" calcext:value-type="float">
            <text:p>5758561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7887491" calcext:value-type="float">
            <text:p>7887491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326445" calcext:value-type="float">
            <text:p>2326445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7095032" calcext:value-type="float">
            <text:p>7095032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7714627" calcext:value-type="float">
            <text:p>7714627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7807598" calcext:value-type="float">
            <text:p>7807598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8253407" calcext:value-type="float">
            <text:p>8253407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4549434" calcext:value-type="float">
            <text:p>4549434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7917292" calcext:value-type="float">
            <text:p>791729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54845" calcext:value-type="float">
            <text:p>75484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1372816" calcext:value-type="float">
            <text:p>1372816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3740274" calcext:value-type="float">
            <text:p>3740274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4304969" calcext:value-type="float">
            <text:p>4304969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4408497" calcext:value-type="float">
            <text:p>4408497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008913" calcext:value-type="float">
            <text:p>7008913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5329" calcext:value-type="float">
            <text:p>65329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828426" calcext:value-type="float">
            <text:p>282842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898226" calcext:value-type="float">
            <text:p>289822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4546333" calcext:value-type="float">
            <text:p>4546333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002755" calcext:value-type="float">
            <text:p>5002755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390582" calcext:value-type="float">
            <text:p>5390582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612512" calcext:value-type="float">
            <text:p>5612512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874337" calcext:value-type="float">
            <text:p>5874337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5967594" calcext:value-type="float">
            <text:p>5967594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118583" calcext:value-type="float">
            <text:p>6118583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625337" calcext:value-type="float">
            <text:p>6625337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677700" calcext:value-type="float">
            <text:p>6677700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886946" calcext:value-type="float">
            <text:p>688694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7784639" calcext:value-type="float">
            <text:p>7784639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7789429" calcext:value-type="float">
            <text:p>7789429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7881551" calcext:value-type="float">
            <text:p>7881551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466300" calcext:value-type="float">
            <text:p>466300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1013978" calcext:value-type="float">
            <text:p>1013978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931271" calcext:value-type="float">
            <text:p>2931271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4112115" calcext:value-type="float">
            <text:p>4112115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4428123" calcext:value-type="float">
            <text:p>4428123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4523594" calcext:value-type="float">
            <text:p>4523594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7524777" calcext:value-type="float">
            <text:p>7524777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8014383" calcext:value-type="float">
            <text:p>8014383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6444303" calcext:value-type="float">
            <text:p>6444303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6075481" calcext:value-type="float">
            <text:p>6075481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1131634" calcext:value-type="float">
            <text:p>1131634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1248870" calcext:value-type="float">
            <text:p>1248870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8171657" calcext:value-type="float">
            <text:p>8171657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1187188" calcext:value-type="float">
            <text:p>1187188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365632" calcext:value-type="float">
            <text:p>2365632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3432321" calcext:value-type="float">
            <text:p>3432321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3571617" calcext:value-type="float">
            <text:p>3571617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3870046" calcext:value-type="float">
            <text:p>3870046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4728216" calcext:value-type="float">
            <text:p>4728216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5174213" calcext:value-type="float">
            <text:p>517421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6009031" calcext:value-type="float">
            <text:p>6009031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6268805" calcext:value-type="float">
            <text:p>626880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6674868" calcext:value-type="float">
            <text:p>6674868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6748300" calcext:value-type="float">
            <text:p>6748300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7406104" calcext:value-type="float">
            <text:p>7406104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7582651" calcext:value-type="float">
            <text:p>7582651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7804358" calcext:value-type="float">
            <text:p>7804358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7920541" calcext:value-type="float">
            <text:p>7920541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8071223" calcext:value-type="float">
            <text:p>807122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8206659" calcext:value-type="float">
            <text:p>8206659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8611015" calcext:value-type="float">
            <text:p>861101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6937269" calcext:value-type="float">
            <text:p>6937269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1648950" calcext:value-type="float">
            <text:p>1648950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395326" calcext:value-type="float">
            <text:p>2395326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3247785" calcext:value-type="float">
            <text:p>3247785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8287232" calcext:value-type="float">
            <text:p>8287232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1878903" calcext:value-type="float">
            <text:p>187890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7310887" calcext:value-type="float">
            <text:p>7310887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8497555" calcext:value-type="float">
            <text:p>8497555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4240" calcext:value-type="float">
            <text:p>2424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63941" calcext:value-type="float">
            <text:p>163941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14419" calcext:value-type="float">
            <text:p>414419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29814" calcext:value-type="float">
            <text:p>62981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32999" calcext:value-type="float">
            <text:p>732999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552135" calcext:value-type="float">
            <text:p>155213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658094" calcext:value-type="float">
            <text:p>265809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918875" calcext:value-type="float">
            <text:p>291887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890373" calcext:value-type="float">
            <text:p>389037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903273" calcext:value-type="float">
            <text:p>390327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3967611" calcext:value-type="float">
            <text:p>3967611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067663" calcext:value-type="float">
            <text:p>406766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089940" calcext:value-type="float">
            <text:p>408994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090224" calcext:value-type="float">
            <text:p>409022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150175" calcext:value-type="float">
            <text:p>415017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549374" calcext:value-type="float">
            <text:p>454937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585452" calcext:value-type="float">
            <text:p>458545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4860853" calcext:value-type="float">
            <text:p>486085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5371687" calcext:value-type="float">
            <text:p>537168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5590505" calcext:value-type="float">
            <text:p>559050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160803" calcext:value-type="float">
            <text:p>616080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317722" calcext:value-type="float">
            <text:p>631772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491903" calcext:value-type="float">
            <text:p>649190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544642" calcext:value-type="float">
            <text:p>654464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677219" calcext:value-type="float">
            <text:p>6677219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6793945" calcext:value-type="float">
            <text:p>679394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054912" calcext:value-type="float">
            <text:p>705491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446573" calcext:value-type="float">
            <text:p>744657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457027" calcext:value-type="float">
            <text:p>745702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499960" calcext:value-type="float">
            <text:p>749996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755144" calcext:value-type="float">
            <text:p>7755144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965521" calcext:value-type="float">
            <text:p>7965521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7971930" calcext:value-type="float">
            <text:p>7971930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194291" calcext:value-type="float">
            <text:p>8194291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209673" calcext:value-type="float">
            <text:p>820967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227206" calcext:value-type="float">
            <text:p>8227206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340072" calcext:value-type="float">
            <text:p>834007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371115" calcext:value-type="float">
            <text:p>837111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390885" calcext:value-type="float">
            <text:p>839088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406972" calcext:value-type="float">
            <text:p>8406972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454985" calcext:value-type="float">
            <text:p>845498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552387" calcext:value-type="float">
            <text:p>855238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670336" calcext:value-type="float">
            <text:p>8670336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990668" calcext:value-type="float">
            <text:p>990668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195515" calcext:value-type="float">
            <text:p>195515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705900" calcext:value-type="float">
            <text:p>70590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481019" calcext:value-type="float">
            <text:p>2481019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3196180" calcext:value-type="float">
            <text:p>319618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4532603" calcext:value-type="float">
            <text:p>4532603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6119170" calcext:value-type="float">
            <text:p>611917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6278561" calcext:value-type="float">
            <text:p>6278561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7106162" calcext:value-type="float">
            <text:p>7106162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7280972" calcext:value-type="float">
            <text:p>7280972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65348" calcext:value-type="float">
            <text:p>65348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46087" calcext:value-type="float">
            <text:p>646087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1886037" calcext:value-type="float">
            <text:p>1886037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4625738" calcext:value-type="float">
            <text:p>4625738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317304" calcext:value-type="float">
            <text:p>6317304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848424" calcext:value-type="float">
            <text:p>6848424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878090" calcext:value-type="float">
            <text:p>6878090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911945" calcext:value-type="float">
            <text:p>6911945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6921241" calcext:value-type="float">
            <text:p>6921241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8575476" calcext:value-type="float">
            <text:p>8575476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1526005" calcext:value-type="float">
            <text:p>1526005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44205" calcext:value-type="float">
            <text:p>44205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4178790" calcext:value-type="float">
            <text:p>417879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5992501" calcext:value-type="float">
            <text:p>5992501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8193460" calcext:value-type="float">
            <text:p>819346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8423453" calcext:value-type="float">
            <text:p>8423453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3520353" calcext:value-type="float">
            <text:p>3520353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7508063" calcext:value-type="float">
            <text:p>7508063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7634365" calcext:value-type="float">
            <text:p>7634365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3528826" calcext:value-type="float">
            <text:p>352882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4365667" calcext:value-type="float">
            <text:p>4365667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4510513" calcext:value-type="float">
            <text:p>4510513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4750791" calcext:value-type="float">
            <text:p>4750791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7645862" calcext:value-type="float">
            <text:p>764586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7980317" calcext:value-type="float">
            <text:p>7980317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8210702" calcext:value-type="float">
            <text:p>821070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8533464" calcext:value-type="float">
            <text:p>8533464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554720" calcext:value-type="float">
            <text:p>55472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601030" calcext:value-type="float">
            <text:p>360103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4294557" calcext:value-type="float">
            <text:p>4294557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511911" calcext:value-type="float">
            <text:p>551191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762656" calcext:value-type="float">
            <text:p>5762656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6044813" calcext:value-type="float">
            <text:p>6044813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7358714" calcext:value-type="float">
            <text:p>735871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7966114" calcext:value-type="float">
            <text:p>796611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8391522" calcext:value-type="float">
            <text:p>8391522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677074" calcext:value-type="float">
            <text:p>3677074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5148161" calcext:value-type="float">
            <text:p>5148161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8113183" calcext:value-type="float">
            <text:p>811318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1713015" calcext:value-type="float">
            <text:p>1713015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39779" calcext:value-type="float">
            <text:p>2439779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943804" calcext:value-type="float">
            <text:p>2943804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6300089" calcext:value-type="float">
            <text:p>6300089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6452513" calcext:value-type="float">
            <text:p>6452513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6499228" calcext:value-type="float">
            <text:p>6499228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6677469" calcext:value-type="float">
            <text:p>6677469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4409653" calcext:value-type="float">
            <text:p>4409653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6684904" calcext:value-type="float">
            <text:p>6684904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7968929" calcext:value-type="float">
            <text:p>7968929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6343623" calcext:value-type="float">
            <text:p>6343623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322593" calcext:value-type="float">
            <text:p>322593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3463914" calcext:value-type="float">
            <text:p>3463914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693353" calcext:value-type="float">
            <text:p>693353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849408" calcext:value-type="float">
            <text:p>849408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901914" calcext:value-type="float">
            <text:p>901914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73685" calcext:value-type="float">
            <text:p>2573685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3048961" calcext:value-type="float">
            <text:p>3048961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3049206" calcext:value-type="float">
            <text:p>3049206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3182473" calcext:value-type="float">
            <text:p>3182473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4489588" calcext:value-type="float">
            <text:p>4489588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4948724" calcext:value-type="float">
            <text:p>4948724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5064995" calcext:value-type="float">
            <text:p>5064995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5952474" calcext:value-type="float">
            <text:p>5952474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6181230" calcext:value-type="float">
            <text:p>6181230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6741968" calcext:value-type="float">
            <text:p>6741968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7757680" calcext:value-type="float">
            <text:p>7757680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7843835" calcext:value-type="float">
            <text:p>7843835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8014683" calcext:value-type="float">
            <text:p>8014683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8404344" calcext:value-type="float">
            <text:p>8404344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7588" calcext:value-type="float">
            <text:p>25758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85148" calcext:value-type="float">
            <text:p>58514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50046" calcext:value-type="float">
            <text:p>9500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66767" calcext:value-type="float">
            <text:p>106676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42350" calcext:value-type="float">
            <text:p>144235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824487" calcext:value-type="float">
            <text:p>182448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881771" calcext:value-type="float">
            <text:p>188177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887581" calcext:value-type="float">
            <text:p>188758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022303" calcext:value-type="float">
            <text:p>202230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301709" calcext:value-type="float">
            <text:p>230170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477372" calcext:value-type="float">
            <text:p>247737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633478" calcext:value-type="float">
            <text:p>263347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694019" calcext:value-type="float">
            <text:p>269401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722165" calcext:value-type="float">
            <text:p>272216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723274" calcext:value-type="float">
            <text:p>272327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754975" calcext:value-type="float">
            <text:p>275497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823798" calcext:value-type="float">
            <text:p>282379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848239" calcext:value-type="float">
            <text:p>284823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871079" calcext:value-type="float">
            <text:p>287107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053133" calcext:value-type="float">
            <text:p>305313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271153" calcext:value-type="float">
            <text:p>327115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369898" calcext:value-type="float">
            <text:p>336989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457722" calcext:value-type="float">
            <text:p>345772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808239" calcext:value-type="float">
            <text:p>380823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898229" calcext:value-type="float">
            <text:p>389822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257929" calcext:value-type="float">
            <text:p>425792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350995" calcext:value-type="float">
            <text:p>435099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560053" calcext:value-type="float">
            <text:p>456005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574921" calcext:value-type="float">
            <text:p>457492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614037" calcext:value-type="float">
            <text:p>461403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652263" calcext:value-type="float">
            <text:p>465226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751222" calcext:value-type="float">
            <text:p>475122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756953" calcext:value-type="float">
            <text:p>475695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813408" calcext:value-type="float">
            <text:p>481340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832846" calcext:value-type="float">
            <text:p>48328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958693" calcext:value-type="float">
            <text:p>495869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163162" calcext:value-type="float">
            <text:p>516316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296248" calcext:value-type="float">
            <text:p>529624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395617" calcext:value-type="float">
            <text:p>539561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423916" calcext:value-type="float">
            <text:p>542391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588537" calcext:value-type="float">
            <text:p>558853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649821" calcext:value-type="float">
            <text:p>564982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664321" calcext:value-type="float">
            <text:p>566432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754501" calcext:value-type="float">
            <text:p>575450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796743" calcext:value-type="float">
            <text:p>579674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000531" calcext:value-type="float">
            <text:p>600053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075932" calcext:value-type="float">
            <text:p>607593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131224" calcext:value-type="float">
            <text:p>613122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186360" calcext:value-type="float">
            <text:p>618636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289262" calcext:value-type="float">
            <text:p>628926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296656" calcext:value-type="float">
            <text:p>629665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317446" calcext:value-type="float">
            <text:p>63174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378629" calcext:value-type="float">
            <text:p>637862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436243" calcext:value-type="float">
            <text:p>643624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444148" calcext:value-type="float">
            <text:p>644414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542347" calcext:value-type="float">
            <text:p>654234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596242" calcext:value-type="float">
            <text:p>659624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690605" calcext:value-type="float">
            <text:p>669060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763785" calcext:value-type="float">
            <text:p>676378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971836" calcext:value-type="float">
            <text:p>697183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342359" calcext:value-type="float">
            <text:p>734235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350166" calcext:value-type="float">
            <text:p>735016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430544" calcext:value-type="float">
            <text:p>743054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481973" calcext:value-type="float">
            <text:p>7481973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517265" calcext:value-type="float">
            <text:p>751726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664979" calcext:value-type="float">
            <text:p>766497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984226" calcext:value-type="float">
            <text:p>798422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146141" calcext:value-type="float">
            <text:p>814614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163095" calcext:value-type="float">
            <text:p>8163095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341970" calcext:value-type="float">
            <text:p>834197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425921" calcext:value-type="float">
            <text:p>842592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439372" calcext:value-type="float">
            <text:p>8439372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439661" calcext:value-type="float">
            <text:p>843966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488998" calcext:value-type="float">
            <text:p>8488998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579799" calcext:value-type="float">
            <text:p>857979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587249" calcext:value-type="float">
            <text:p>858724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680170" calcext:value-type="float">
            <text:p>868017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8150" calcext:value-type="float">
            <text:p>28150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1868205" calcext:value-type="float">
            <text:p>1868205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744191" calcext:value-type="float">
            <text:p>744191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1401625" calcext:value-type="float">
            <text:p>1401625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3969526" calcext:value-type="float">
            <text:p>3969526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4183161" calcext:value-type="float">
            <text:p>4183161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6747458" calcext:value-type="float">
            <text:p>6747458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5355128" calcext:value-type="float">
            <text:p>5355128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7728971" calcext:value-type="float">
            <text:p>7728971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47725" calcext:value-type="float">
            <text:p>47725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67946" calcext:value-type="float">
            <text:p>67946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611107" calcext:value-type="float">
            <text:p>611107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1329627" calcext:value-type="float">
            <text:p>1329627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1868513" calcext:value-type="float">
            <text:p>186851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186358" calcext:value-type="float">
            <text:p>2186358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243499" calcext:value-type="float">
            <text:p>2243499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886933" calcext:value-type="float">
            <text:p>2886933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4044840" calcext:value-type="float">
            <text:p>4044840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4516065" calcext:value-type="float">
            <text:p>4516065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6685682" calcext:value-type="float">
            <text:p>6685682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182049" calcext:value-type="float">
            <text:p>18204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38846" calcext:value-type="float">
            <text:p>238846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3182652" calcext:value-type="float">
            <text:p>3182652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5782221" calcext:value-type="float">
            <text:p>5782221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5856189" calcext:value-type="float">
            <text:p>585618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5911004" calcext:value-type="float">
            <text:p>5911004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7092874" calcext:value-type="float">
            <text:p>7092874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7826510" calcext:value-type="float">
            <text:p>7826510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1342370" calcext:value-type="float">
            <text:p>1342370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848330" calcext:value-type="float">
            <text:p>2848330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848362" calcext:value-type="float">
            <text:p>2848362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6924700" calcext:value-type="float">
            <text:p>6924700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3302294" calcext:value-type="float">
            <text:p>3302294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4409819" calcext:value-type="float">
            <text:p>4409819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1071144" calcext:value-type="float">
            <text:p>1071144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6089975" calcext:value-type="float">
            <text:p>6089975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7868931" calcext:value-type="float">
            <text:p>7868931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8224214" calcext:value-type="float">
            <text:p>8224214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180914" calcext:value-type="float">
            <text:p>180914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3377100" calcext:value-type="float">
            <text:p>3377100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5191658" calcext:value-type="float">
            <text:p>5191658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6702969" calcext:value-type="float">
            <text:p>6702969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8054701" calcext:value-type="float">
            <text:p>8054701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1863443" calcext:value-type="float">
            <text:p>1863443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3903324" calcext:value-type="float">
            <text:p>3903324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3914363" calcext:value-type="float">
            <text:p>3914363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4109165" calcext:value-type="float">
            <text:p>4109165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4493030" calcext:value-type="float">
            <text:p>4493030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8063870" calcext:value-type="float">
            <text:p>8063870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311240" calcext:value-type="float">
            <text:p>31124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957224" calcext:value-type="float">
            <text:p>957224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044307" calcext:value-type="float">
            <text:p>104430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175376" calcext:value-type="float">
            <text:p>1175376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458081" calcext:value-type="float">
            <text:p>1458081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542778" calcext:value-type="float">
            <text:p>154277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049840" calcext:value-type="float">
            <text:p>204984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85082" calcext:value-type="float">
            <text:p>278508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888663" calcext:value-type="float">
            <text:p>2888663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3591388" calcext:value-type="float">
            <text:p>359138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4075898" calcext:value-type="float">
            <text:p>407589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4118162" calcext:value-type="float">
            <text:p>411816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4323190" calcext:value-type="float">
            <text:p>432319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4602191" calcext:value-type="float">
            <text:p>4602191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5078127" calcext:value-type="float">
            <text:p>507812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5526487" calcext:value-type="float">
            <text:p>552648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5932267" calcext:value-type="float">
            <text:p>593226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6261496" calcext:value-type="float">
            <text:p>6261496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6343532" calcext:value-type="float">
            <text:p>634353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6626424" calcext:value-type="float">
            <text:p>6626424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6837172" calcext:value-type="float">
            <text:p>683717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019493" calcext:value-type="float">
            <text:p>7019493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125052" calcext:value-type="float">
            <text:p>712505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477402" calcext:value-type="float">
            <text:p>7477402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713728" calcext:value-type="float">
            <text:p>771372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7920759" calcext:value-type="float">
            <text:p>7920759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052617" calcext:value-type="float">
            <text:p>805261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353571" calcext:value-type="float">
            <text:p>8353571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458210" calcext:value-type="float">
            <text:p>845821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8688496" calcext:value-type="float">
            <text:p>8688496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328087" calcext:value-type="float">
            <text:p>1328087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5418" calcext:value-type="float">
            <text:p>25418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141" calcext:value-type="float">
            <text:p>27141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4997112" calcext:value-type="float">
            <text:p>4997112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6744795" calcext:value-type="float">
            <text:p>6744795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366877" calcext:value-type="float">
            <text:p>36687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1113272" calcext:value-type="float">
            <text:p>1113272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701124" calcext:value-type="float">
            <text:p>2701124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769450" calcext:value-type="float">
            <text:p>2769450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3342094" calcext:value-type="float">
            <text:p>3342094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4106372" calcext:value-type="float">
            <text:p>4106372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6798777" calcext:value-type="float">
            <text:p>679877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1360739" calcext:value-type="float">
            <text:p>1360739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54487" calcext:value-type="float">
            <text:p>54487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951485" calcext:value-type="float">
            <text:p>951485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50345" calcext:value-type="float">
            <text:p>250345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1860279" calcext:value-type="float">
            <text:p>1860279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4935269" calcext:value-type="float">
            <text:p>4935269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5215982" calcext:value-type="float">
            <text:p>5215982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8151347" calcext:value-type="float">
            <text:p>8151347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47722" calcext:value-type="float">
            <text:p>47722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1755376" calcext:value-type="float">
            <text:p>1755376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1776190" calcext:value-type="float">
            <text:p>1776190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15643" calcext:value-type="float">
            <text:p>2915643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3401809" calcext:value-type="float">
            <text:p>3401809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4491193" calcext:value-type="float">
            <text:p>4491193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7621505" calcext:value-type="float">
            <text:p>7621505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650956" calcext:value-type="float">
            <text:p>650956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1612842" calcext:value-type="float">
            <text:p>1612842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4861476" calcext:value-type="float">
            <text:p>4861476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6014002" calcext:value-type="float">
            <text:p>6014002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7264674" calcext:value-type="float">
            <text:p>726467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7748267" calcext:value-type="float">
            <text:p>7748267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8309604" calcext:value-type="float">
            <text:p>830960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765" calcext:value-type="float">
            <text:p>29765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831744" calcext:value-type="float">
            <text:p>831744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1701741" calcext:value-type="float">
            <text:p>1701741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1819994" calcext:value-type="float">
            <text:p>1819994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564386" calcext:value-type="float">
            <text:p>2564386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98554" calcext:value-type="float">
            <text:p>2998554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5885130" calcext:value-type="float">
            <text:p>5885130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6895050" calcext:value-type="float">
            <text:p>6895050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7619794" calcext:value-type="float">
            <text:p>7619794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8339922" calcext:value-type="float">
            <text:p>8339922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643924" calcext:value-type="float">
            <text:p>2643924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8607856" calcext:value-type="float">
            <text:p>8607856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3668" calcext:value-type="float">
            <text:p>23668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56937" calcext:value-type="float">
            <text:p>5693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497810" calcext:value-type="float">
            <text:p>497810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665035" calcext:value-type="float">
            <text:p>665035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951474" calcext:value-type="float">
            <text:p>951474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1587540" calcext:value-type="float">
            <text:p>1587540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1775935" calcext:value-type="float">
            <text:p>1775935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2821921" calcext:value-type="float">
            <text:p>2821921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589267" calcext:value-type="float">
            <text:p>358926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4479953" calcext:value-type="float">
            <text:p>4479953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4629688" calcext:value-type="float">
            <text:p>4629688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4698487" calcext:value-type="float">
            <text:p>469848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4759864" calcext:value-type="float">
            <text:p>4759864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6027467" calcext:value-type="float">
            <text:p>602746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6298216" calcext:value-type="float">
            <text:p>6298216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6992859" calcext:value-type="float">
            <text:p>6992859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7472068" calcext:value-type="float">
            <text:p>7472068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8079235" calcext:value-type="float">
            <text:p>8079235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8081935" calcext:value-type="float">
            <text:p>8081935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8184662" calcext:value-type="float">
            <text:p>8184662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8201104" calcext:value-type="float">
            <text:p>8201104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118905" calcext:value-type="float">
            <text:p>118905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99701" calcext:value-type="float">
            <text:p>79970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1094599" calcext:value-type="float">
            <text:p>1094599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1107634" calcext:value-type="float">
            <text:p>1107634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2513870" calcext:value-type="float">
            <text:p>251387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2954703" calcext:value-type="float">
            <text:p>295470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394437" calcext:value-type="float">
            <text:p>339443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119345" calcext:value-type="float">
            <text:p>4119345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941544" calcext:value-type="float">
            <text:p>4941544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019306" calcext:value-type="float">
            <text:p>5019306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174821" calcext:value-type="float">
            <text:p>517482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269216" calcext:value-type="float">
            <text:p>5269216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433246" calcext:value-type="float">
            <text:p>5433246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652147" calcext:value-type="float">
            <text:p>565214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5726250" calcext:value-type="float">
            <text:p>572625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001339" calcext:value-type="float">
            <text:p>6001339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005903" calcext:value-type="float">
            <text:p>600590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017574" calcext:value-type="float">
            <text:p>6017574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310903" calcext:value-type="float">
            <text:p>631090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480967" calcext:value-type="float">
            <text:p>648096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565713" calcext:value-type="float">
            <text:p>656571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6692941" calcext:value-type="float">
            <text:p>669294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114655" calcext:value-type="float">
            <text:p>7114655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162684" calcext:value-type="float">
            <text:p>7162684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214920" calcext:value-type="float">
            <text:p>721492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240149" calcext:value-type="float">
            <text:p>7240149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242319" calcext:value-type="float">
            <text:p>7242319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348110" calcext:value-type="float">
            <text:p>734811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665711" calcext:value-type="float">
            <text:p>766571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708787" calcext:value-type="float">
            <text:p>770878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7712020" calcext:value-type="float">
            <text:p>771202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8134231" calcext:value-type="float">
            <text:p>813423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8306430" calcext:value-type="float">
            <text:p>8306430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4632511" calcext:value-type="float">
            <text:p>4632511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5940069" calcext:value-type="float">
            <text:p>5940069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7325063" calcext:value-type="float">
            <text:p>7325063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7869167" calcext:value-type="float">
            <text:p>7869167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979759" calcext:value-type="float">
            <text:p>979759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5103430" calcext:value-type="float">
            <text:p>5103430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7869497" calcext:value-type="float">
            <text:p>7869497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7649517" calcext:value-type="float">
            <text:p>7649517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7919500" calcext:value-type="float">
            <text:p>7919500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8063815" calcext:value-type="float">
            <text:p>8063815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130552" calcext:value-type="float">
            <text:p>130552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5771644" calcext:value-type="float">
            <text:p>5771644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1421610" calcext:value-type="float">
            <text:p>1421610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1736464" calcext:value-type="float">
            <text:p>1736464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6302511" calcext:value-type="float">
            <text:p>6302511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673104" calcext:value-type="float">
            <text:p>367310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8518665" calcext:value-type="float">
            <text:p>8518665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8686165" calcext:value-type="float">
            <text:p>8686165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593290" calcext:value-type="float">
            <text:p>3593290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721095" calcext:value-type="float">
            <text:p>3721095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4838985" calcext:value-type="float">
            <text:p>4838985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4983622" calcext:value-type="float">
            <text:p>4983622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5903001" calcext:value-type="float">
            <text:p>5903001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6911096" calcext:value-type="float">
            <text:p>6911096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6926575" calcext:value-type="float">
            <text:p>6926575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7694771" calcext:value-type="float">
            <text:p>7694771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228883" calcext:value-type="float">
            <text:p>228883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716512" calcext:value-type="float">
            <text:p>716512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951473" calcext:value-type="float">
            <text:p>951473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7240775" calcext:value-type="float">
            <text:p>7240775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8097903" calcext:value-type="float">
            <text:p>8097903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1130279" calcext:value-type="float">
            <text:p>1130279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1550047" calcext:value-type="float">
            <text:p>1550047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5869028" calcext:value-type="float">
            <text:p>5869028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7746727" calcext:value-type="float">
            <text:p>7746727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7870326" calcext:value-type="float">
            <text:p>7870326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6181758" calcext:value-type="float">
            <text:p>6181758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7954808" calcext:value-type="float">
            <text:p>7954808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1552406" calcext:value-type="float">
            <text:p>1552406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8356534" calcext:value-type="float">
            <text:p>8356534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1358531" calcext:value-type="float">
            <text:p>1358531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1773334" calcext:value-type="float">
            <text:p>1773334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4744278" calcext:value-type="float">
            <text:p>4744278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7775074" calcext:value-type="float">
            <text:p>7775074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8541257" calcext:value-type="float">
            <text:p>8541257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1611769" calcext:value-type="float">
            <text:p>1611769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965554" calcext:value-type="float">
            <text:p>965554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5454513" calcext:value-type="float">
            <text:p>5454513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5455004" calcext:value-type="float">
            <text:p>5455004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5455293" calcext:value-type="float">
            <text:p>5455293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6213822" calcext:value-type="float">
            <text:p>6213822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7108496" calcext:value-type="float">
            <text:p>7108496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7108723" calcext:value-type="float">
            <text:p>7108723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8519051" calcext:value-type="float">
            <text:p>8519051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250983" calcext:value-type="float">
            <text:p>25098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059326" calcext:value-type="float">
            <text:p>105932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425973" calcext:value-type="float">
            <text:p>142597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864705" calcext:value-type="float">
            <text:p>186470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964878" calcext:value-type="float">
            <text:p>196487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2246959" calcext:value-type="float">
            <text:p>224695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2384107" calcext:value-type="float">
            <text:p>238410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2411064" calcext:value-type="float">
            <text:p>241106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2611177" calcext:value-type="float">
            <text:p>261117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309941" calcext:value-type="float">
            <text:p>330994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653207" calcext:value-type="float">
            <text:p>365320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902984" calcext:value-type="float">
            <text:p>390298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040151" calcext:value-type="float">
            <text:p>404015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132983" calcext:value-type="float">
            <text:p>413298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143561" calcext:value-type="float">
            <text:p>414356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181163" calcext:value-type="float">
            <text:p>418116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364925" calcext:value-type="float">
            <text:p>436492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364989" calcext:value-type="float">
            <text:p>436498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446413" calcext:value-type="float">
            <text:p>444641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447430" calcext:value-type="float">
            <text:p>4447430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557566" calcext:value-type="float">
            <text:p>455756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565470" calcext:value-type="float">
            <text:p>4565470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705357" calcext:value-type="float">
            <text:p>470535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4787359" calcext:value-type="float">
            <text:p>478735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5317935" calcext:value-type="float">
            <text:p>531793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5856633" calcext:value-type="float">
            <text:p>585663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5899031" calcext:value-type="float">
            <text:p>589903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5974871" calcext:value-type="float">
            <text:p>597487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134145" calcext:value-type="float">
            <text:p>613414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153723" calcext:value-type="float">
            <text:p>615372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300161" calcext:value-type="float">
            <text:p>630016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326257" calcext:value-type="float">
            <text:p>632625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356533" calcext:value-type="float">
            <text:p>635653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444138" calcext:value-type="float">
            <text:p>644413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6568621" calcext:value-type="float">
            <text:p>656862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7356415" calcext:value-type="float">
            <text:p>735641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7598493" calcext:value-type="float">
            <text:p>759849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8325477" calcext:value-type="float">
            <text:p>832547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8439599" calcext:value-type="float">
            <text:p>843959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197146" calcext:value-type="float">
            <text:p>197146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1375194" calcext:value-type="float">
            <text:p>1375194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543188" calcext:value-type="float">
            <text:p>543188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2277821" calcext:value-type="float">
            <text:p>2277821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5991110" calcext:value-type="float">
            <text:p>5991110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6465075" calcext:value-type="float">
            <text:p>6465075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7914359" calcext:value-type="float">
            <text:p>7914359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8194001" calcext:value-type="float">
            <text:p>8194001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2821825" calcext:value-type="float">
            <text:p>2821825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4021522" calcext:value-type="float">
            <text:p>4021522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8623805" calcext:value-type="float">
            <text:p>8623805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48612" calcext:value-type="float">
            <text:p>48612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1948096" calcext:value-type="float">
            <text:p>1948096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269035" calcext:value-type="float">
            <text:p>3269035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4405982" calcext:value-type="float">
            <text:p>4405982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5959251" calcext:value-type="float">
            <text:p>5959251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6065674" calcext:value-type="float">
            <text:p>6065674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6134867" calcext:value-type="float">
            <text:p>6134867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8420956" calcext:value-type="float">
            <text:p>8420956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32225" calcext:value-type="float">
            <text:p>332225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543078" calcext:value-type="float">
            <text:p>543078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6377998" calcext:value-type="float">
            <text:p>6377998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063527" calcext:value-type="float">
            <text:p>3063527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7698631" calcext:value-type="float">
            <text:p>7698631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13592" calcext:value-type="float">
            <text:p>13592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68902" calcext:value-type="float">
            <text:p>68902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951480" calcext:value-type="float">
            <text:p>951480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1234740" calcext:value-type="float">
            <text:p>1234740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798957" calcext:value-type="float">
            <text:p>798957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77474" calcext:value-type="float">
            <text:p>377474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7222803" calcext:value-type="float">
            <text:p>7222803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202737" calcext:value-type="float">
            <text:p>202737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721979" calcext:value-type="float">
            <text:p>721979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848152" calcext:value-type="float">
            <text:p>848152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1109224" calcext:value-type="float">
            <text:p>1109224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1923299" calcext:value-type="float">
            <text:p>1923299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3359170" calcext:value-type="float">
            <text:p>3359170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7114583" calcext:value-type="float">
            <text:p>7114583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7302616" calcext:value-type="float">
            <text:p>7302616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7508979" calcext:value-type="float">
            <text:p>7508979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76073" calcext:value-type="float">
            <text:p>76073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592416" calcext:value-type="float">
            <text:p>2592416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167655" calcext:value-type="float">
            <text:p>3167655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526315" calcext:value-type="float">
            <text:p>4526315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534572" calcext:value-type="float">
            <text:p>4534572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977034" calcext:value-type="float">
            <text:p>4977034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259996" calcext:value-type="float">
            <text:p>5259996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628808" calcext:value-type="float">
            <text:p>5628808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5671806" calcext:value-type="float">
            <text:p>5671806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298239" calcext:value-type="float">
            <text:p>6298239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6746543" calcext:value-type="float">
            <text:p>6746543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7929205" calcext:value-type="float">
            <text:p>7929205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188894" calcext:value-type="float">
            <text:p>8188894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276020" calcext:value-type="float">
            <text:p>827602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410340" calcext:value-type="float">
            <text:p>841034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595227" calcext:value-type="float">
            <text:p>8595227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549840" calcext:value-type="float">
            <text:p>2549840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7134081" calcext:value-type="float">
            <text:p>7134081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1303261" calcext:value-type="float">
            <text:p>1303261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1840255" calcext:value-type="float">
            <text:p>1840255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2831504" calcext:value-type="float">
            <text:p>2831504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5923446" calcext:value-type="float">
            <text:p>5923446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6993585" calcext:value-type="float">
            <text:p>6993585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8327907" calcext:value-type="float">
            <text:p>8327907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5666988" calcext:value-type="float">
            <text:p>5666988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820073" calcext:value-type="float">
            <text:p>820073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2752354" calcext:value-type="float">
            <text:p>2752354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7434871" calcext:value-type="float">
            <text:p>7434871</text:p>
          </table:table-cell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381187" calcext:value-type="float">
            <text:p>38118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1636735" calcext:value-type="float">
            <text:p>1636735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2892825" calcext:value-type="float">
            <text:p>2892825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3749523" calcext:value-type="float">
            <text:p>3749523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3808557" calcext:value-type="float">
            <text:p>380855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5135276" calcext:value-type="float">
            <text:p>5135276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5358742" calcext:value-type="float">
            <text:p>5358742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6576530" calcext:value-type="float">
            <text:p>657653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6930296" calcext:value-type="float">
            <text:p>6930296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7825327" calcext:value-type="float">
            <text:p>7825327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8437501" calcext:value-type="float">
            <text:p>8437501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13589" calcext:value-type="float">
            <text:p>13589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29155" calcext:value-type="float">
            <text:p>29155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2601744" calcext:value-type="float">
            <text:p>2601744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5916419" calcext:value-type="float">
            <text:p>5916419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5088560" calcext:value-type="float">
            <text:p>5088560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6268395" calcext:value-type="float">
            <text:p>6268395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053612" calcext:value-type="float">
            <text:p>4053612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6124215" calcext:value-type="float">
            <text:p>6124215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1551205" calcext:value-type="float">
            <text:p>1551205</text:p>
          </table:table-cell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6015021" calcext:value-type="float">
            <text:p>6015021</text:p>
          </table:table-cell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1704223" calcext:value-type="float">
            <text:p>1704223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1529393" calcext:value-type="float">
            <text:p>1529393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3673688" calcext:value-type="float">
            <text:p>3673688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6298680" calcext:value-type="float">
            <text:p>6298680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114290" calcext:value-type="float">
            <text:p>7114290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275108" calcext:value-type="float">
            <text:p>7275108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508865" calcext:value-type="float">
            <text:p>7508865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762886" calcext:value-type="float">
            <text:p>762886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214214" calcext:value-type="float">
            <text:p>1214214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623240" calcext:value-type="float">
            <text:p>162324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731639" calcext:value-type="float">
            <text:p>1731639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844238" calcext:value-type="float">
            <text:p>1844238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3458030" calcext:value-type="float">
            <text:p>345803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4151979" calcext:value-type="float">
            <text:p>4151979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4532629" calcext:value-type="float">
            <text:p>4532629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548439" calcext:value-type="float">
            <text:p>5548439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709047" calcext:value-type="float">
            <text:p>5709047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783197" calcext:value-type="float">
            <text:p>5783197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933544" calcext:value-type="float">
            <text:p>5933544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629066" calcext:value-type="float">
            <text:p>6629066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6710365" calcext:value-type="float">
            <text:p>6710365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461091" calcext:value-type="float">
            <text:p>7461091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611271" calcext:value-type="float">
            <text:p>7611271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8533578" calcext:value-type="float">
            <text:p>8533578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3637581" calcext:value-type="float">
            <text:p>3637581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4645486" calcext:value-type="float">
            <text:p>4645486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870309" calcext:value-type="float">
            <text:p>5870309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7470320" calcext:value-type="float">
            <text:p>7470320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7573274" calcext:value-type="float">
            <text:p>757327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2881388" calcext:value-type="float">
            <text:p>2881388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4526384" calcext:value-type="float">
            <text:p>4526384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919529" calcext:value-type="float">
            <text:p>5919529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6838488" calcext:value-type="float">
            <text:p>6838488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8451370" calcext:value-type="float">
            <text:p>8451370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690424" calcext:value-type="float">
            <text:p>5690424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743211" calcext:value-type="float">
            <text:p>743211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7853079" calcext:value-type="float">
            <text:p>7853079</text:p>
          </table:table-cell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6015995" calcext:value-type="float">
            <text:p>6015995</text:p>
          </table:table-cell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6798074" calcext:value-type="float">
            <text:p>6798074</text:p>
          </table:table-cell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7596262" calcext:value-type="float">
            <text:p>7596262</text:p>
          </table:table-cell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8085906" calcext:value-type="float">
            <text:p>8085906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8097453" calcext:value-type="float">
            <text:p>809745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8099266" calcext:value-type="float">
            <text:p>8099266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8141545" calcext:value-type="float">
            <text:p>8141545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8145397" calcext:value-type="float">
            <text:p>8145397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6972426" calcext:value-type="float">
            <text:p>6972426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6598162" calcext:value-type="float">
            <text:p>6598162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857318" calcext:value-type="float">
            <text:p>7857318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6790961" calcext:value-type="float">
            <text:p>6790961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6951829" calcext:value-type="float">
            <text:p>6951829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834413" calcext:value-type="float">
            <text:p>5834413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793913" calcext:value-type="float">
            <text:p>6793913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7009774" calcext:value-type="float">
            <text:p>7009774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2649521" calcext:value-type="float">
            <text:p>2649521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2656568" calcext:value-type="float">
            <text:p>2656568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4404319" calcext:value-type="float">
            <text:p>440431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197950" calcext:value-type="float">
            <text:p>619795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7109689" calcext:value-type="float">
            <text:p>710968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7740592" calcext:value-type="float">
            <text:p>7740592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8389735" calcext:value-type="float">
            <text:p>8389735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844012" calcext:value-type="float">
            <text:p>6844012</text:p>
          </table:table-cell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3415245" calcext:value-type="float">
            <text:p>3415245</text:p>
          </table:table-cell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8146576" calcext:value-type="float">
            <text:p>8146576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2168" calcext:value-type="float">
            <text:p>8162168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3273" calcext:value-type="float">
            <text:p>8163273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4146" calcext:value-type="float">
            <text:p>8164146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4953" calcext:value-type="float">
            <text:p>8164953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5898" calcext:value-type="float">
            <text:p>8165898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8168982" calcext:value-type="float">
            <text:p>8168982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7855702" calcext:value-type="float">
            <text:p>7855702</text:p>
          </table:table-cell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066455" calcext:value-type="float">
            <text:p>6066455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7527149" calcext:value-type="float">
            <text:p>7527149</text:p>
          </table:table-cell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598203" calcext:value-type="float">
            <text:p>6598203</text:p>
          </table:table-cell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7982359" calcext:value-type="float">
            <text:p>7982359</text:p>
          </table:table-cell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5203538" calcext:value-type="float">
            <text:p>5203538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8409307" calcext:value-type="float">
            <text:p>8409307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8290741" calcext:value-type="float">
            <text:p>8290741</text:p>
          </table:table-cell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33883" calcext:value-type="float">
            <text:p>7633883</text:p>
          </table:table-cell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1810397" calcext:value-type="float">
            <text:p>1810397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3351728" calcext:value-type="float">
            <text:p>3351728</text:p>
          </table:table-cell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226058" calcext:value-type="float">
            <text:p>8226058</text:p>
          </table:table-cell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4936862" calcext:value-type="float">
            <text:p>4936862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5989418" calcext:value-type="float">
            <text:p>5989418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7840797" calcext:value-type="float">
            <text:p>7840797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2993107" calcext:value-type="float">
            <text:p>2993107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200.00'</text:p>
          </table:table-cell>
          <table:table-cell table:number-columns-repeated="3"/>
        </table:table-row>
        <table:table-row table:style-name="ro1">
          <table:table-cell office:value-type="float" office:value="3285585" calcext:value-type="float">
            <text:p>3285585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200.00'</text:p>
          </table:table-cell>
          <table:table-cell table:number-columns-repeated="3"/>
        </table:table-row>
        <table:table-row table:style-name="ro1">
          <table:table-cell office:value-type="float" office:value="6451456" calcext:value-type="float">
            <text:p>6451456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372.00'</text:p>
          </table:table-cell>
          <table:table-cell table:number-columns-repeated="3"/>
        </table:table-row>
        <table:table-row table:style-name="ro1">
          <table:table-cell office:value-type="float" office:value="6627802" calcext:value-type="float">
            <text:p>6627802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000.00'</text:p>
          </table:table-cell>
          <table:table-cell table:number-columns-repeated="3"/>
        </table:table-row>
        <table:table-row table:style-name="ro1">
          <table:table-cell office:value-type="float" office:value="6640662" calcext:value-type="float">
            <text:p>6640662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000.00'</text:p>
          </table:table-cell>
          <table:table-cell table:number-columns-repeated="3"/>
        </table:table-row>
        <table:table-row table:style-name="ro1">
          <table:table-cell office:value-type="float" office:value="8303267" calcext:value-type="float">
            <text:p>8303267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000.00'</text:p>
          </table:table-cell>
          <table:table-cell table:number-columns-repeated="3"/>
        </table:table-row>
        <table:table-row table:style-name="ro1">
          <table:table-cell office:value-type="float" office:value="8541603" calcext:value-type="float">
            <text:p>8541603</text:p>
          </table:table-cell>
          <table:table-cell office:value-type="string" calcext:value-type="string">
            <text:p>'1</text:p>
          </table:table-cell>
          <table:table-cell office:value-type="string" calcext:value-type="string">
            <text:p>000.00'</text:p>
          </table:table-cell>
          <table:table-cell table:number-columns-repeated="3"/>
        </table:table-row>
        <table:table-row table:style-name="ro1">
          <table:table-cell office:value-type="float" office:value="4069422" calcext:value-type="float">
            <text:p>4069422</text:p>
          </table:table-cell>
          <table:table-cell office:value-type="string" calcext:value-type="string">
            <text:p>Entire home/a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float" office:value="8380406" calcext:value-type="float">
            <text:p>8380406</text:p>
          </table:table-cell>
          <table:table-cell office:value-type="string" calcext:value-type="string">
            <text:p>Real Bed</text:p>
          </table:table-cell>
          <table:table-cell table:number-columns-repeated="4"/>
        </table:table-row>
        <table:table-row table:style-name="ro1">
          <table:table-cell office:value-type="float" office:value="23619" calcext:value-type="float">
            <text:p>23619</text:p>
          </table:table-cell>
          <table:table-cell table:number-columns-repeated="5"/>
        </table:table-row>
        <table:table-row table:style-name="ro1">
          <table:table-cell office:value-type="float" office:value="215039" calcext:value-type="float">
            <text:p>215039</text:p>
          </table:table-cell>
          <table:table-cell table:number-columns-repeated="5"/>
        </table:table-row>
        <table:table-row table:style-name="ro1">
          <table:table-cell office:value-type="float" office:value="442735" calcext:value-type="float">
            <text:p>442735</text:p>
          </table:table-cell>
          <table:table-cell table:number-columns-repeated="5"/>
        </table:table-row>
        <table:table-row table:style-name="ro1">
          <table:table-cell office:value-type="float" office:value="985572" calcext:value-type="float">
            <text:p>985572</text:p>
          </table:table-cell>
          <table:table-cell table:number-columns-repeated="5"/>
        </table:table-row>
        <table:table-row table:style-name="ro1">
          <table:table-cell office:value-type="float" office:value="1374434" calcext:value-type="float">
            <text:p>1374434</text:p>
          </table:table-cell>
          <table:table-cell table:number-columns-repeated="5"/>
        </table:table-row>
        <table:table-row table:style-name="ro1">
          <table:table-cell office:value-type="float" office:value="1476154" calcext:value-type="float">
            <text:p>1476154</text:p>
          </table:table-cell>
          <table:table-cell table:number-columns-repeated="5"/>
        </table:table-row>
        <table:table-row table:style-name="ro1">
          <table:table-cell office:value-type="float" office:value="2014651" calcext:value-type="float">
            <text:p>2014651</text:p>
          </table:table-cell>
          <table:table-cell table:number-columns-repeated="5"/>
        </table:table-row>
        <table:table-row table:style-name="ro1">
          <table:table-cell office:value-type="float" office:value="2098613" calcext:value-type="float">
            <text:p>2098613</text:p>
          </table:table-cell>
          <table:table-cell table:number-columns-repeated="5"/>
        </table:table-row>
        <table:table-row table:style-name="ro1">
          <table:table-cell office:value-type="float" office:value="2332883" calcext:value-type="float">
            <text:p>2332883</text:p>
          </table:table-cell>
          <table:table-cell table:number-columns-repeated="5"/>
        </table:table-row>
        <table:table-row table:style-name="ro1">
          <table:table-cell office:value-type="float" office:value="2378421" calcext:value-type="float">
            <text:p>2378421</text:p>
          </table:table-cell>
          <table:table-cell table:number-columns-repeated="5"/>
        </table:table-row>
        <table:table-row table:style-name="ro1">
          <table:table-cell office:value-type="float" office:value="2564544" calcext:value-type="float">
            <text:p>2564544</text:p>
          </table:table-cell>
          <table:table-cell table:number-columns-repeated="5"/>
        </table:table-row>
        <table:table-row table:style-name="ro1">
          <table:table-cell office:value-type="float" office:value="2569369" calcext:value-type="float">
            <text:p>2569369</text:p>
          </table:table-cell>
          <table:table-cell table:number-columns-repeated="5"/>
        </table:table-row>
        <table:table-row table:style-name="ro1">
          <table:table-cell office:value-type="float" office:value="3051609" calcext:value-type="float">
            <text:p>3051609</text:p>
          </table:table-cell>
          <table:table-cell table:number-columns-repeated="5"/>
        </table:table-row>
        <table:table-row table:style-name="ro1">
          <table:table-cell office:value-type="float" office:value="3820516" calcext:value-type="float">
            <text:p>3820516</text:p>
          </table:table-cell>
          <table:table-cell table:number-columns-repeated="5"/>
        </table:table-row>
        <table:table-row table:style-name="ro1">
          <table:table-cell office:value-type="float" office:value="4251795" calcext:value-type="float">
            <text:p>4251795</text:p>
          </table:table-cell>
          <table:table-cell table:number-columns-repeated="5"/>
        </table:table-row>
        <table:table-row table:style-name="ro1">
          <table:table-cell office:value-type="float" office:value="4315439" calcext:value-type="float">
            <text:p>4315439</text:p>
          </table:table-cell>
          <table:table-cell table:number-columns-repeated="5"/>
        </table:table-row>
        <table:table-row table:style-name="ro1">
          <table:table-cell office:value-type="float" office:value="4377247" calcext:value-type="float">
            <text:p>4377247</text:p>
          </table:table-cell>
          <table:table-cell table:number-columns-repeated="5"/>
        </table:table-row>
        <table:table-row table:style-name="ro1">
          <table:table-cell office:value-type="float" office:value="4662379" calcext:value-type="float">
            <text:p>4662379</text:p>
          </table:table-cell>
          <table:table-cell table:number-columns-repeated="5"/>
        </table:table-row>
        <table:table-row table:style-name="ro1">
          <table:table-cell office:value-type="float" office:value="4903476" calcext:value-type="float">
            <text:p>4903476</text:p>
          </table:table-cell>
          <table:table-cell table:number-columns-repeated="5"/>
        </table:table-row>
        <table:table-row table:style-name="ro1">
          <table:table-cell office:value-type="float" office:value="6400432" calcext:value-type="float">
            <text:p>6400432</text:p>
          </table:table-cell>
          <table:table-cell table:number-columns-repeated="5"/>
        </table:table-row>
        <table:table-row table:style-name="ro1">
          <table:table-cell office:value-type="float" office:value="6862758" calcext:value-type="float">
            <text:p>6862758</text:p>
          </table:table-cell>
          <table:table-cell table:number-columns-repeated="5"/>
        </table:table-row>
        <table:table-row table:style-name="ro1">
          <table:table-cell office:value-type="float" office:value="6939126" calcext:value-type="float">
            <text:p>6939126</text:p>
          </table:table-cell>
          <table:table-cell table:number-columns-repeated="5"/>
        </table:table-row>
        <table:table-row table:style-name="ro1">
          <table:table-cell office:value-type="float" office:value="6939208" calcext:value-type="float">
            <text:p>6939208</text:p>
          </table:table-cell>
          <table:table-cell table:number-columns-repeated="5"/>
        </table:table-row>
        <table:table-row table:style-name="ro1">
          <table:table-cell office:value-type="float" office:value="7729328" calcext:value-type="float">
            <text:p>7729328</text:p>
          </table:table-cell>
          <table:table-cell table:number-columns-repeated="5"/>
        </table:table-row>
        <table:table-row table:style-name="ro1">
          <table:table-cell office:value-type="float" office:value="7746589" calcext:value-type="float">
            <text:p>7746589</text:p>
          </table:table-cell>
          <table:table-cell table:number-columns-repeated="5"/>
        </table:table-row>
        <table:table-row table:style-name="ro1">
          <table:table-cell office:value-type="float" office:value="7855120" calcext:value-type="float">
            <text:p>7855120</text:p>
          </table:table-cell>
          <table:table-cell table:number-columns-repeated="5"/>
        </table:table-row>
        <table:table-row table:style-name="ro1">
          <table:table-cell office:value-type="float" office:value="7904057" calcext:value-type="float">
            <text:p>7904057</text:p>
          </table:table-cell>
          <table:table-cell table:number-columns-repeated="5"/>
        </table:table-row>
        <table:table-row table:style-name="ro1">
          <table:table-cell office:value-type="float" office:value="7929879" calcext:value-type="float">
            <text:p>7929879</text:p>
          </table:table-cell>
          <table:table-cell table:number-columns-repeated="5"/>
        </table:table-row>
        <table:table-row table:style-name="ro1">
          <table:table-cell office:value-type="float" office:value="8351880" calcext:value-type="float">
            <text:p>8351880</text:p>
          </table:table-cell>
          <table:table-cell table:number-columns-repeated="5"/>
        </table:table-row>
        <table:table-row table:style-name="ro1">
          <table:table-cell office:value-type="float" office:value="8689904" calcext:value-type="float">
            <text:p>868990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bosPrices.A1:bosPrices.C25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11:29:44.107664000</dc:date>
    <meta:editing-duration>PT14M29S</meta:editing-duration>
    <meta:editing-cycles>1</meta:editing-cycles>
    <meta:document-statistic meta:table-count="1" meta:cell-count="5096" meta:object-count="0"/>
    <meta:generator>LibreOffice/5.2.2.2$MacOSX_X86_64 LibreOffice_project/8f96e87c890bf8fa77463cd4b640a2312823f3ad</meta:generator>
  </office:meta>
</office:document-meta>
</file>